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adornments="Pogrubiona" style:font-family-generic="swiss" style:font-pitch="variable"/>
    <style:font-face style:name="Calibri1" svg:font-family="Calibri" style:font-adornments="Regularna" style:font-family-generic="swiss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3.988cm"/>
    </style:style>
    <style:style style:name="co5" style:family="table-column">
      <style:table-column-properties fo:break-before="auto" style:column-width="4.389cm"/>
    </style:style>
    <style:style style:name="co6" style:family="table-column">
      <style:table-column-properties fo:break-before="auto" style:column-width="4.362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89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number-style style:name="N10002" number:language="pl" number:country="PL">
      <number:number number:decimal-places="2" number:min-decimal-places="2" number:min-integer-digits="1"/>
    </number:number-style>
    <number:number-style style:name="N10004" number:language="pl" number:country="PL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131722" style:shadow="none"/>
      <style:text-properties style:font-name="Calibri2"/>
    </style:style>
    <style:style style:name="ce3" style:family="table-cell" style:parent-style-name="Default">
      <style:table-cell-properties fo:background-color="#131722" style:shadow="none"/>
      <style:text-properties fo:color="#000000" style:font-name="Calibri2"/>
    </style:style>
    <style:style style:name="ce4" style:family="table-cell" style:parent-style-name="Default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center"/>
      <style:text-properties fo:color="#000000" style:font-name="Calibri2"/>
    </style:style>
    <style:style style:name="ce9" style:family="table-cell" style:parent-style-name="Default">
      <style:table-cell-properties fo:background-color="#f0b900" fo:border="0.06pt dotted #ff0000" style:shadow="none"/>
    </style:style>
    <style:style style:name="ce10" style:family="table-cell" style:parent-style-name="Default">
      <style:table-cell-properties style:cell-protect="protected formula-hidden" style:print-content="false" fo:background-color="transparent"/>
      <style:text-properties style:font-name="Calibri2"/>
    </style:style>
    <style:style style:name="ce8" style:family="table-cell" style:parent-style-name="Default">
      <style:table-cell-properties style:cell-protect="protected formula-hidden" style:print-content="false" style:text-align-source="fix" style:repeat-content="false" fo:background-color="transparent" style:vertical-align="middle"/>
      <style:paragraph-properties fo:text-align="center"/>
      <style:text-properties style:font-name="Calibri2"/>
    </style:style>
    <style:style style:name="ce12" style:family="table-cell" style:parent-style-name="Default">
      <style:table-cell-properties style:cell-protect="protected formula-hidden" style:print-content="false" style:text-align-source="fix" style:repeat-content="false" fo:background-color="transparent" style:vertical-align="middle"/>
      <style:paragraph-properties fo:text-align="center" fo:margin-left="0cm"/>
      <style:text-properties style:font-name="Calibri2"/>
    </style:style>
    <style:style style:name="ce13" style:family="table-cell" style:parent-style-name="Default">
      <style:table-cell-properties fo:background-color="#131722" style:shadow="none"/>
    </style:style>
    <style:style style:name="ce15" style:family="table-cell" style:parent-style-name="Default" style:data-style-name="N0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11pt" fo:font-weight="bold" style:font-size-asian="11pt" style:font-weight-asian="bold" style:font-size-complex="11pt" style:font-weight-complex="bold"/>
    </style:style>
    <style:style style:name="ce16" style:family="table-cell" style:parent-style-name="_31_0_3e_">
      <style:table-cell-properties fo:background-color="#ffffff" style:cell-protect="protected formula-hidden" style:print-content="false" style:text-align-source="fix" style:repeat-content="false" fo:border="0.99pt dotted #f0b900" style:shadow="none" style:vertical-align="middle"/>
      <style:paragraph-properties fo:text-align="center" fo:margin-left="0cm"/>
      <style:text-properties fo:color="#181a20" style:font-size-asian="18pt" style:font-weight-asian="bold" style:font-size-complex="18pt" style:font-weight-complex="bold"/>
      <style:map style:condition="is-true-formula([.B15]&lt;=-0.05)" style:apply-style-name="_31_0_3e_" style:base-cell-address="Binance_Futures.B5"/>
      <style:map style:condition="is-true-formula([.B15]&lt;=-0.02)" style:apply-style-name="_31_6_3e_" style:base-cell-address="Binance_Futures.B5"/>
      <style:map style:condition="is-true-formula([.B15]&gt;-0.02)" style:apply-style-name="_33_4_3e_" style:base-cell-address="Binance_Futures.B5"/>
    </style:style>
    <style:style style:name="ce17" style:family="table-cell" style:parent-style-name="Default">
      <style:table-cell-properties fo:background-color="transparent" style:shadow="none"/>
      <style:text-properties style:font-name="Calibri2"/>
    </style:style>
    <style:style style:name="ce19" style:family="table-cell" style:parent-style-name="Default">
      <style:table-cell-properties fo:background-color="#131722" style:cell-protect="protected formula-hidden" style:print-content="false" style:text-align-source="fix" style:repeat-content="false" fo:border="none" style:shadow="none" style:vertical-align="middle"/>
      <style:paragraph-properties fo:text-align="center" fo:margin-left="0cm"/>
      <style:text-properties fo:color="#ffffff" style:font-name="Calibri2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dotted #f0b900" fo:background-color="#181a20" style:cell-protect="protected formula-hidden" style:print-content="false" style:text-align-source="fix" style:repeat-content="false" fo:border-left="0.06pt dotted #f0b900" fo:border-right="0.99pt dotted #f0b900" style:shadow="none" fo:border-top="0.06pt dotted #f0b900" style:vertical-align="middle"/>
      <style:paragraph-properties fo:text-align="center" fo:margin-left="0cm"/>
      <style:text-properties fo:color="#f0b900" style:font-name="Calibri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114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fo:color="#ff0000" style:font-name="Calibri2"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border-bottom="0.06pt dotted #f0b900" style:cell-protect="protected formula-hidden" style:print-content="false" style:text-align-source="fix" style:repeat-content="false" fo:background-color="transparent" fo:border-left="0.06pt dotted #f0b900" fo:border-right="0.99pt dotted #f0b900" style:shadow="none" fo:border-top="0.06pt dotted #f0b900" style:vertical-align="middle"/>
      <style:paragraph-properties fo:text-align="center" fo:margin-left="0cm"/>
      <style:text-properties fo:color="#181a20" style:font-name="Calibri2"/>
    </style:style>
    <style:style style:name="ce24" style:family="table-cell" style:parent-style-name="Default">
      <style:table-cell-properties fo:border-bottom="0.06pt dotted #f0b900" style:cell-protect="protected formula-hidden" style:print-content="false" fo:background-color="transparent" fo:border-left="0.06pt dotted #f0b900" fo:border-right="0.99pt dotted #f0b900" style:shadow="none" fo:border-top="0.06pt dotted #f0b900"/>
      <style:text-properties fo:color="#181a20" style:font-name="Calibri2"/>
    </style:style>
    <style:style style:name="ce25" style:family="table-cell" style:parent-style-name="Default" style:data-style-name="N0">
      <style:table-cell-properties fo:background-color="#181a20" style:text-align-source="fix" style:repeat-content="false" fo:border="0.06pt dotted #f0b900" style:shadow="none" style:vertical-align="middle"/>
      <style:paragraph-properties fo:text-align="center"/>
      <style:text-properties fo:color="#f0b900" style:font-name="Calibri2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1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/>
      <style:text-properties fo:color="#ff0000" style:font-name="Calibri2" fo:font-size="18pt" fo:font-weight="bold" style:font-size-asian="18pt" style:font-weight-asian="bold" style:font-size-complex="18pt" style:font-weight-complex="bold"/>
      <style:map style:condition="cell-content()&lt;-5%" style:apply-style-name="_2d_5_25_" style:base-cell-address="Binance_Futures.B15"/>
      <style:map style:condition="cell-content-is-between(-5%,-2%)" style:apply-style-name="_2d_2_25_" style:base-cell-address="Binance_Futures.B15"/>
      <style:map style:condition="cell-content()&lt;-2%" style:apply-style-name="_3e_-2_25_" style:base-cell-address="Binance_Futures.B15"/>
    </style:style>
    <style:style style:name="ce28" style:family="table-cell" style:parent-style-name="Default">
      <style:table-cell-properties fo:border-bottom="0.06pt dotted #f0b900" fo:background-color="transparent" fo:border-left="0.06pt dotted #f0b900" fo:border-right="0.99pt dotted #f0b900" style:shadow="none" fo:border-top="0.06pt dotted #f0b900"/>
      <style:text-properties fo:color="#181a20" style:font-name="Calibri2"/>
    </style:style>
    <style:style style:name="ce29" style:family="table-cell" style:parent-style-name="Default">
      <style:table-cell-properties fo:border-bottom="0.06pt dotted #f0b900" style:cell-protect="protected formula-hidden" style:print-content="false" style:text-align-source="fix" style:repeat-content="false" fo:background-color="transparent" fo:border-left="0.06pt dotted #f0b900" fo:border-right="0.99pt dotted #f0b900" style:shadow="none" fo:border-top="0.06pt dotted #f0b900" style:vertical-align="middle"/>
      <style:paragraph-properties fo:text-align="center" fo:margin-left="0cm"/>
      <style:text-properties style:font-name="Calibri2"/>
    </style:style>
    <style:style style:name="ce30" style:family="table-cell" style:parent-style-name="Default" style:data-style-name="N10108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fo:color="#181a20" style:font-name="Calibri2"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background-color="transparent" fo:border="0.06pt dotted #f0b900" style:shadow="none"/>
      <style:text-properties fo:color="#181a20" style:font-name="Calibri2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start" fo:margin-left="0cm"/>
      <style:text-properties fo:color="#181a20" style:font-name="Calibri2"/>
    </style:style>
    <style:style style:name="ce36" style:family="table-cell" style:parent-style-name="Default" style:data-style-name="N10108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fo:color="#ff0000" style:font-name="Calibri2" fo:font-size="16pt" fo:font-weight="bold" style:font-size-asian="16pt" style:font-weight-asian="bold" style:font-size-complex="16pt" style:font-weight-complex="bold"/>
      <style:map style:condition="is-true-formula([.B24]&gt;=[.K24])" style:apply-style-name="_5f_DepoZab_3c_" style:base-cell-address="Binance_Futures.B24"/>
    </style:style>
    <style:style style:name="ce37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wrap" fo:border="0.06pt dotted #f0b900" style:shadow="none" style:vertical-align="middle"/>
      <style:paragraph-properties fo:text-align="center" fo:margin-left="0cm"/>
      <style:text-properties fo:color="#f0b900" style:text-outline="false" style:text-line-through-style="none" style:text-line-through-type="none" style:font-name="Calibri2" fo:font-size="11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131722" style:cell-protect="protected formula-hidden" style:print-content="false" fo:border="0.06pt dotted #ff0000" style:shadow="none"/>
      <style:text-properties fo:color="#000000" style:font-name="Calibri2"/>
    </style:style>
    <style:style style:name="ce41" style:family="table-cell" style:parent-style-name="Default">
      <style:table-cell-properties style:cell-protect="protected formula-hidden" style:print-content="false" style:text-align-source="fix" style:repeat-content="false" fo:background-color="transparent" style:shadow="none" style:vertical-align="middle"/>
      <style:paragraph-properties fo:text-align="center" fo:margin-left="0cm"/>
      <style:text-properties style:font-name="Calibri2" fo:font-size="10.5pt" style:font-size-asian="10.5pt" style:font-size-complex="10.5pt"/>
    </style:style>
    <style:style style:name="ce43" style:family="table-cell" style:parent-style-name="Default">
      <style:table-cell-properties style:cell-protect="protected formula-hidden" style:print-content="false" style:text-align-source="fix" style:repeat-content="false" fo:background-color="transparent" style:shadow="none" style:vertical-align="middle"/>
      <style:paragraph-properties fo:text-align="center" fo:margin-left="0cm"/>
      <style:text-properties style:font-name="Calibri2" fo:font-size="12pt" style:font-size-asian="12pt" style:font-size-complex="12pt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fo:background-color="transparent" style:shadow="none" style:vertical-align="middle"/>
      <style:paragraph-properties fo:text-align="center" fo:margin-left="0cm"/>
      <style:text-properties style:font-name="Calibri2"/>
    </style:style>
    <style:style style:name="ce45" style:family="table-cell" style:parent-style-name="Default" style:data-style-name="N11">
      <style:table-cell-properties fo:background-color="#131722" style:cell-protect="protected formula-hidden" style:print-content="false" style:text-align-source="fix" style:repeat-content="false" fo:border="none" style:shadow="none" style:vertical-align="middle"/>
      <style:paragraph-properties fo:text-align="center" fo:margin-left="0cm"/>
      <style:text-properties style:font-name="Calibri2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dotted #f0b900" style:cell-protect="protected formula-hidden" style:print-content="false" style:text-align-source="fix" style:repeat-content="false" fo:background-color="transparent" fo:border-left="0.99pt dotted #f0b900" fo:border-right="0.99pt dotted #f0b900" style:shadow="none" fo:border-top="0.06pt dotted #f0b900" style:vertical-align="middle"/>
      <style:paragraph-properties fo:text-align="center" fo:margin-left="0cm"/>
      <style:text-properties style:font-name="Calibri2"/>
    </style:style>
    <style:style style:name="ce49" style:family="table-cell" style:parent-style-name="Default">
      <style:table-cell-properties fo:border-bottom="0.06pt dotted #f0b900" style:cell-protect="protected formula-hidden" style:print-content="false" style:text-align-source="fix" style:repeat-content="false" fo:background-color="transparent" fo:border-left="0.99pt dotted #f0b900" fo:border-right="0.99pt dotted #f0b900" style:shadow="none" fo:border-top="0.06pt dotted #f0b900" style:vertical-align="middle"/>
      <style:paragraph-properties fo:text-align="center" fo:margin-left="0cm"/>
      <style:text-properties fo:color="#181a20" style:font-name="Calibri2"/>
    </style:style>
    <style:style style:name="ce50" style:family="table-cell" style:parent-style-name="Default">
      <style:table-cell-properties fo:border-bottom="0.06pt dotted #f0b900" style:cell-protect="protected formula-hidden" style:print-content="false" fo:background-color="transparent" fo:border-left="0.99pt dotted #f0b900" fo:border-right="0.99pt dotted #f0b900" style:shadow="none" fo:border-top="0.06pt dotted #f0b900"/>
      <style:text-properties fo:color="#181a20" style:font-name="Calibri2"/>
    </style:style>
    <style:style style:name="ce52" style:family="table-cell" style:parent-style-name="Default">
      <style:table-cell-properties fo:border-bottom="0.06pt dotted #f0b900" fo:background-color="transparent" fo:border-left="0.99pt dotted #f0b900" fo:border-right="0.99pt dotted #f0b900" style:shadow="none" fo:border-top="0.06pt dotted #f0b900"/>
      <style:text-properties fo:color="#181a20" style:font-name="Calibri2"/>
    </style:style>
    <style:style style:name="ce53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style:font-name="Calibri2"/>
    </style:style>
    <style:style style:name="ce56" style:family="table-cell" style:parent-style-name="Default">
      <style:table-cell-properties fo:background-color="#181a20" style:cell-protect="protected formula-hidden" style:print-content="false" style:text-align-source="fix" style:repeat-content="false" fo:border="0.06pt dotted #ff0000" style:shadow="none" style:vertical-align="middle"/>
      <style:paragraph-properties fo:text-align="center" fo:margin-left="0cm"/>
      <style:text-properties fo:color="#000000" style:font-name="Calibri2"/>
    </style:style>
    <style:style style:name="ce57" style:family="table-cell" style:parent-style-name="Default">
      <style:table-cell-properties fo:background-color="transparent"/>
      <style:text-properties style:font-name="Calibri2"/>
    </style:style>
    <style:style style:name="ce61" style:family="table-cell" style:parent-style-name="Default">
      <style:table-cell-properties style:cell-protect="protected formula-hidden" style:print-content="false" fo:background-color="transparent" style:shadow="none"/>
      <style:text-properties style:font-name="Calibri2" fo:font-size="10.5pt" style:font-size-asian="10.5pt" style:font-size-complex="10.5pt"/>
    </style:style>
    <style:style style:name="ce62" style:family="table-cell" style:parent-style-name="Default">
      <style:table-cell-properties style:cell-protect="protected formula-hidden" style:print-content="false" fo:background-color="transparent" style:shadow="none"/>
      <style:text-properties style:font-name="Calibri2"/>
    </style:style>
    <style:style style:name="ce63" style:family="table-cell" style:parent-style-name="Default">
      <style:table-cell-properties fo:background-color="#131722" style:cell-protect="protected formula-hidden" style:print-content="false" style:shadow="none"/>
      <style:text-properties style:font-name="Calibri2"/>
    </style:style>
    <style:style style:name="ce65" style:family="table-cell" style:parent-style-name="Default">
      <style:table-cell-properties fo:border-bottom="0.06pt dotted #f0b900" style:cell-protect="protected formula-hidden" style:print-content="false" fo:background-color="transparent" fo:border-left="0.99pt dotted #f0b900" fo:border-right="0.99pt dotted #f0b900" style:shadow="none" fo:border-top="0.06pt dotted #f0b900"/>
      <style:text-properties style:font-name="Calibri2"/>
    </style:style>
    <style:style style:name="ce66" style:family="table-cell" style:parent-style-name="Default">
      <style:table-cell-properties fo:background-color="transparent" fo:border="0.06pt dotted #f0b900" style:shadow="none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Calibri2"/>
    </style:style>
    <style:style style:name="ce71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fo:color="#181a20" style:font-name="Calibri2"/>
    </style:style>
    <style:style style:name="ce73" style:family="table-cell" style:parent-style-name="Default">
      <style:table-cell-properties style:cell-protect="protected formula-hidden" style:print-content="false" fo:background-color="transparent" style:shadow="none"/>
      <style:text-properties fo:color="#181a20" style:font-name="Calibri2"/>
    </style:style>
    <style:style style:name="ce75" style:family="table-cell" style:parent-style-name="Default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center" fo:margin-left="0cm"/>
      <style:text-properties style:font-name="Calibri2"/>
    </style:style>
    <style:style style:name="ce77" style:family="table-cell" style:parent-style-name="Default">
      <style:table-cell-properties fo:background-color="transparent" fo:border="0.06pt dotted #f0b900" style:shadow="none"/>
      <style:text-properties style:font-name="Calibri2"/>
    </style:style>
    <style:style style:name="ce79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fo:color="#ffffff" style:font-name="Calibri2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fo:color="#000000" style:font-name="Calibri2" fo:font-weight="bold" style:font-weight-asian="bold" style:font-weight-complex="bold"/>
    </style:style>
    <style:style style:name="ce83" style:family="table-cell" style:parent-style-name="Default">
      <style:table-cell-properties fo:background-color="transparent" fo:border="0.06pt dotted #f0b900" style:shadow="none"/>
      <style:text-properties fo:color="#000000" style:font-name="Calibri2"/>
    </style:style>
    <style:style style:name="ce85" style:family="table-cell" style:parent-style-name="Default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center" fo:margin-left="0cm"/>
      <style:text-properties fo:color="#000000" style:font-name="Calibri2"/>
    </style:style>
    <style:style style:name="ce86" style:family="table-cell" style:parent-style-name="Default">
      <style:table-cell-properties style:text-align-source="fix" style:repeat-content="false" fo:background-color="transparent" style:shadow="none" style:vertical-align="middle"/>
      <style:paragraph-properties fo:text-align="center"/>
    </style:style>
    <style:style style:name="ce89" style:family="table-cell" style:parent-style-name="Default">
      <style:table-cell-properties fo:background-color="transparent" style:shadow="none"/>
    </style:style>
    <style:style style:name="ce90" style:family="table-cell" style:parent-style-name="Default">
      <style:table-cell-properties fo:border-bottom="0.06pt dotted #f0b900" fo:background-color="transparent" fo:border-left="0.99pt dotted #f0b900" fo:border-right="0.99pt dotted #f0b900" style:shadow="none" fo:border-top="0.06pt dotted #f0b900"/>
    </style:style>
    <style:style style:name="ce91" style:family="table-cell" style:parent-style-name="Default">
      <style:table-cell-properties fo:border-bottom="0.06pt dotted #f0b900" fo:border-left="0.99pt dotted #f0b900" fo:border-right="0.99pt dotted #f0b900" style:shadow="none" fo:border-top="0.06pt dotted #f0b900"/>
    </style:style>
    <style:style style:name="ce92" style:family="table-cell" style:parent-style-name="Default" style:data-style-name="N10108">
      <style:table-cell-properties style:cell-protect="protected formula-hidden" style:print-content="false" style:text-align-source="fix" style:repeat-content="false" fo:background-color="transparent" fo:border="0.06pt dotted #f0b900" style:shadow="none" style:vertical-align="middle"/>
      <style:paragraph-properties fo:text-align="center" fo:margin-left="0cm"/>
      <style:text-properties fo:color="#ff0000" style:font-name="Calibri2"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131722" style:text-align-source="fix" style:repeat-content="false" style:shadow="none" style:vertical-align="middle"/>
      <style:paragraph-properties fo:text-align="center"/>
      <style:text-properties fo:color="#000000" style:font-name="Calibri2"/>
    </style:style>
    <style:style style:name="ce94" style:family="table-cell" style:parent-style-name="Default" style:data-style-name="N11">
      <style:table-cell-properties fo:border-bottom="0.06pt dotted #f0b900" fo:background-color="#f0b900" style:cell-protect="formula-hidden" style:print-content="false" style:text-align-source="fix" style:repeat-content="false" fo:border-left="0.99pt dotted #f0b900" fo:border-right="0.06pt dotted #000000" style:shadow="none" fo:border-top="0.06pt dotted #f0b900" style:vertical-align="middle"/>
      <style:paragraph-properties fo:text-align="center" fo:margin-left="0cm"/>
      <style:text-properties fo:color="#181a20" style:font-name="Calibri2" fo:font-weight="bold" style:font-weight-asian="bold" style:font-weight-complex="bold"/>
    </style:style>
    <style:style style:name="ce102" style:family="table-cell" style:parent-style-name="Default">
      <style:table-cell-properties fo:background-color="#131722" fo:border="none" style:shadow="none"/>
      <style:text-properties style:font-name="Calibri2"/>
    </style:style>
    <style:style style:name="ce103" style:family="table-cell" style:parent-style-name="Default">
      <style:table-cell-properties fo:background-color="#131722" fo:border="none" style:shadow="none"/>
      <style:text-properties fo:color="#000000" style:font-name="Calibri2"/>
    </style:style>
    <style:style style:name="ce107" style:family="table-cell" style:parent-style-name="Default">
      <style:table-cell-properties fo:border-bottom="0.06pt dotted #f0b900" fo:background-color="#f0b900" style:cell-protect="formula-hidden" style:print-content="false" style:text-align-source="fix" style:repeat-content="false" fo:border-left="none" fo:border-right="0.06pt dotted #f0b900" style:shadow="none" fo:border-top="0.06pt dotted #f0b900" style:vertical-align="middle"/>
      <style:paragraph-properties fo:text-align="center"/>
      <style:text-properties style:font-name="Calibri2" fo:font-weight="bold" style:font-weight-asian="bold" style:font-weight-complex="bold"/>
    </style:style>
    <style:style style:name="ce110" style:family="table-cell" style:parent-style-name="Default">
      <style:table-cell-properties fo:background-color="#131722" style:cell-protect="protected formula-hidden" style:print-content="false" style:text-align-source="fix" style:repeat-content="false" fo:border="none" style:shadow="none" style:vertical-align="middle"/>
      <style:paragraph-properties fo:text-align="center" fo:margin-left="0cm"/>
      <style:text-properties fo:color="#000000" style:font-name="Calibri2"/>
    </style:style>
    <style:style style:name="ce113" style:family="table-cell" style:parent-style-name="Default">
      <style:table-cell-properties fo:border-bottom="0.06pt dotted #f0b900" fo:background-color="transparent" fo:border-left="0.99pt dotted #f0b900" fo:border-right="0.06pt dotted #f0b900" style:shadow="none" fo:border-top="0.06pt dotted #f0b900"/>
    </style:style>
    <style:style style:name="ce114" style:family="table-cell" style:parent-style-name="Default">
      <style:table-cell-properties fo:background-color="#131722" style:text-align-source="fix" style:repeat-content="false" style:shadow="none" style:vertical-align="middle"/>
      <style:paragraph-properties fo:text-align="center"/>
      <style:text-properties fo:color="#ff0000" style:text-outline="false" style:text-line-through-style="none" style:text-line-through-type="none" style:font-name="Calibri2" fo:font-size="1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10132">
      <style:table-cell-properties fo:background-color="#181a20" style:text-align-source="fix" style:repeat-content="false" fo:border="0.06pt dotted #f0b900" style:shadow="none" style:vertical-align="middle"/>
      <style:paragraph-properties fo:text-align="center" fo:margin-left="0cm"/>
      <style:text-properties fo:color="#f0b900" fo:font-weight="bold" style:font-weight-asian="bold" style:font-weight-complex="bold"/>
    </style:style>
    <style:style style:name="ce116" style:family="table-cell" style:parent-style-name="EUR" style:data-style-name="N10002">
      <style:table-cell-properties fo:background-color="#ffffff" style:diagonal-bl-tr="none" style:diagonal-tl-br="none" style:text-align-source="fix" style:repeat-content="false" fo:border="0.06pt dotted #f0b900" style:shadow="none" style:vertical-align="middle"/>
      <style:paragraph-properties fo:text-align="center" fo:margin-left="0cm"/>
      <style:text-properties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0.06pt dotted #f0b900" fo:background-color="#181a20" style:cell-protect="protected formula-hidden" style:print-content="false" style:text-align-source="fix" style:repeat-content="false" fo:border-left="0.06pt dotted #f0b900" fo:border-right="0.99pt dotted #f0b900" style:shadow="none" fo:border-top="0.06pt dotted #f0b900" style:vertical-align="middle"/>
      <style:paragraph-properties fo:text-align="center" fo:margin-left="0cm"/>
      <style:text-properties fo:color="#f0b900" style:font-name="Calibri2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32">
      <style:table-cell-properties fo:border-bottom="none" fo:background-color="#f0b900" style:cell-protect="formula-hidden" style:print-content="false" style:text-align-source="fix" style:repeat-content="false" fo:border-left="0.06pt dotted #f0b900" fo:border-right="0.06pt dotted #131722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" style:family="table-cell" style:parent-style-name="Default" style:data-style-name="N0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0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fo:background-color="#181a20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fo:background-color="#131722"/>
    </style:style>
    <style:style style:name="ce138" style:family="table-cell" style:parent-style-name="Default">
      <style:table-cell-properties fo:background-color="#131722" style:text-align-source="fix" style:repeat-content="false" style:shadow="none" style:vertical-align="middle"/>
      <style:paragraph-properties fo:text-align="center"/>
      <style:text-properties style:font-name="Calibri2"/>
    </style:style>
    <style:style style:name="ce139" style:family="table-cell" style:parent-style-name="Default">
      <style:table-cell-properties fo:background-color="#181a20" fo:border="0.06pt dotted #f0b900" style:shadow="none"/>
    </style:style>
    <style:style style:name="ce140" style:family="table-cell" style:parent-style-name="Default">
      <style:table-cell-properties fo:border-bottom="0.06pt dotted #f0b900" fo:background-color="#181a20" fo:border-left="0.99pt dotted #f0b900" fo:border-right="0.99pt dotted #f0b900" style:shadow="none" fo:border-top="0.06pt dotted #f0b900"/>
    </style:style>
    <style:style style:name="ce141" style:family="table-cell" style:parent-style-name="Default">
      <style:table-cell-properties fo:border-bottom="0.99pt dotted #f0b900" fo:background-color="#f0b900" fo:border-left="0.99pt dotted #f0b900" fo:border-right="0.99pt dotted #f0b900" style:shadow="none" fo:border-top="0.06pt dotted #f0b900"/>
    </style:style>
    <style:style style:name="ce144" style:family="table-cell" style:parent-style-name="Default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style:font-name="Calibri2" fo:font-size="10pt" style:font-size-asian="10pt" style:font-size-complex="10pt"/>
    </style:style>
    <style:style style:name="ce145" style:family="table-cell" style:parent-style-name="Default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10.5pt" style:font-size-asian="10.5pt" style:font-size-complex="10.5pt"/>
    </style:style>
    <style:style style:name="ce146" style:family="table-cell" style:parent-style-name="Default">
      <style:table-cell-properties fo:background-color="#131722" style:text-align-source="fix" style:repeat-content="false" style:shadow="none" style:vertical-align="middle"/>
      <style:paragraph-properties fo:text-align="center"/>
      <style:text-properties fo:color="#f0b900" style:font-name="Calibri2" fo:font-weight="bold" style:font-weight-asian="bold" style:font-weight-complex="bold"/>
    </style:style>
    <style:style style:name="ce147" style:family="table-cell" style:parent-style-name="Default">
      <style:table-cell-properties fo:background-color="#131722" style:shadow="none"/>
      <style:text-properties style:font-name="Calibri2" fo:font-weight="bold" style:font-weight-asian="bold" style:font-weight-complex="bold"/>
    </style:style>
    <style:style style:name="ce106" style:family="table-cell" style:parent-style-name="Default">
      <style:table-cell-properties style:cell-protect="protected formula-hidden" style:print-content="false" style:text-align-source="fix" style:repeat-content="false" fo:background-color="transparent" style:vertical-align="middle"/>
      <style:paragraph-properties fo:text-align="center" fo:margin-left="0cm"/>
      <style:text-properties fo:color="#c9211e" style:font-name="Calibri2"/>
    </style:style>
    <style:style style:name="ce154" style:family="table-cell" style:parent-style-name="Default">
      <style:table-cell-properties fo:background-color="#131722" style:text-align-source="fix" style:repeat-content="false" style:shadow="none" style:vertical-align="middle"/>
      <style:paragraph-properties fo:text-align="center"/>
    </style:style>
    <style:style style:name="ce156" style:family="table-cell" style:parent-style-name="Default" style:data-style-name="N10108">
      <style:table-cell-properties fo:border-bottom="0.06pt dotted #f0b900" fo:background-color="#f0b900" style:cell-protect="formula-hidden" style:print-content="false" style:text-align-source="fix" style:repeat-content="false" fo:border-left="0.06pt dotted #f0b900" fo:border-right="0.06pt dotted #131722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0.06pt dotted #f0b900" fo:background-color="#181a20" style:cell-protect="protected formula-hidden" style:print-content="false" style:text-align-source="fix" style:repeat-content="false" fo:border-left="0.99pt dotted #f0b900" fo:border-right="0.99pt dotted #f0b900" style:shadow="none" fo:border-top="0.06pt dotted #f0b900" style:vertical-align="middle"/>
      <style:paragraph-properties fo:text-align="center" fo:margin-left="0cm"/>
      <style:text-properties fo:color="#f0b900" style:font-name="Calibri2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0114">
      <style:table-cell-properties fo:border-bottom="none" fo:background-color="#f0b900" style:cell-protect="formula-hidden" style:print-content="false" style:diagonal-bl-tr="none" style:diagonal-tl-br="none" style:text-align-source="fix" style:repeat-content="false" fo:border-left="none" fo:border-right="0.99pt dotted #f0b900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0112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132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style:font-name="Calibri2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10108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156">
      <style:table-cell-properties fo:background-color="#ffffff" style:text-align-source="fix" style:repeat-content="false" fo:border="0.06pt dotted #f0b900" style:shadow="none" style:vertical-align="middle"/>
      <style:paragraph-properties fo:text-align="center"/>
      <style:text-properties style:font-name="Calibri2" fo:font-weight="bold" style:font-weight-asian="bold" style:font-weight-complex="bold"/>
    </style:style>
    <style:style style:name="ce164" style:family="table-cell" style:parent-style-name="Default" style:data-style-name="N10110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181a20" style:font-name="Calibri2" fo:font-weight="bold" style:font-weight-asian="bold" style:font-weight-complex="bold"/>
    </style:style>
    <style:style style:name="ce167" style:family="table-cell" style:parent-style-name="Default">
      <style:table-cell-properties fo:background-color="#181a20" fo:border="0.06pt dotted #f0b900" style:shadow="none"/>
      <style:text-properties style:font-name="Calibri2" fo:font-size="10pt" style:font-size-asian="10pt" style:font-size-complex="10pt"/>
    </style:style>
    <style:style style:name="ce168" style:family="table-cell" style:parent-style-name="Default">
      <style:table-cell-properties fo:background-color="#f0b900" fo:border="0.06pt dotted #f0b900" style:shadow="none"/>
      <style:text-properties style:font-name="Calibri2" fo:font-size="10pt" style:font-size-asian="10pt" style:font-size-complex="10pt"/>
    </style:style>
    <style:style style:name="ce171" style:family="table-cell" style:parent-style-name="Default" style:data-style-name="N10108">
      <style:table-cell-properties fo:border-bottom="0.99pt dotted #f0b900" fo:background-color="#f0b900" style:cell-protect="none" style:print-content="false" style:text-align-source="fix" style:repeat-content="false" fo:border-left="0.99pt dotted #f0b900" fo:border-right="0.99pt dotted #f0b900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0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style:font-name="Calibri2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0112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f0000" style:font-name="Calibri2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ffffff" fo:border="0.06pt dotted #f0b900" style:shadow="none"/>
      <style:text-properties style:font-name="Calibri2" fo:font-weight="bold" style:font-weight-asian="bold" style:font-weight-complex="bold"/>
    </style:style>
    <style:style style:name="ce176" style:family="table-cell" style:parent-style-name="Default" style:data-style-name="N10108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181a20" style:font-name="Calibri2" fo:font-weight="bold" style:font-weight-asian="bold" style:font-weight-complex="bold"/>
    </style:style>
    <style:style style:name="ce179" style:family="table-cell" style:parent-style-name="Default">
      <style:table-cell-properties fo:background-color="#181a20" fo:border="0.06pt dotted #f0b900" style:shadow="none"/>
      <style:text-properties style:font-name="Calibri2"/>
    </style:style>
    <style:style style:name="ce180" style:family="table-cell" style:parent-style-name="Default">
      <style:table-cell-properties fo:background-color="#f0b900" fo:border="0.06pt dotted #f0b900" style:shadow="none"/>
      <style:text-properties style:font-name="Calibri2"/>
    </style:style>
    <style:style style:name="ce182" style:family="table-cell" style:parent-style-name="Default">
      <style:table-cell-properties fo:border-bottom="0.06pt dotted #f0b900" fo:background-color="#181a20" style:cell-protect="protected formula-hidden" style:print-content="false" style:text-align-source="fix" style:repeat-content="false" fo:border-left="0.99pt dotted #f0b900" fo:border-right="0.99pt dotted #f0b900" style:shadow="none" fo:border-top="0.06pt dotted #f0b900" style:vertical-align="middle"/>
      <style:paragraph-properties fo:text-align="center" fo:margin-left="0cm"/>
      <style:text-properties style:font-name="Calibri2"/>
    </style:style>
    <style:style style:name="ce183" style:family="table-cell" style:parent-style-name="Default">
      <style:table-cell-properties fo:border-bottom="0.99pt dotted #f0b900" fo:background-color="#f0b900" fo:border-left="0.99pt dotted #f0b900" fo:border-right="0.99pt dotted #f0b900" style:shadow="none" fo:border-top="0.06pt dotted #f0b900"/>
      <style:text-properties style:font-name="Calibri2"/>
    </style:style>
    <style:style style:name="ce185" style:family="table-cell" style:parent-style-name="Default">
      <style:table-cell-properties fo:background-color="#ffffff" fo:border="0.06pt dotted #f0b900" style:shadow="none"/>
      <style:text-properties style:font-name="Calibri2"/>
    </style:style>
    <style:style style:name="ce188" style:family="table-cell" style:parent-style-name="Default" style:data-style-name="N10">
      <style:table-cell-properties fo:background-color="#f0b900" style:cell-protect="formula-hidden" style:print-content="false" style:diagonal-bl-tr="none" style:diagonal-tl-br="none" style:text-align-source="fix" style:repeat-content="false" fo:border="0.06pt dotted #f0b900" style:shadow="none" style:vertical-align="middle"/>
      <style:paragraph-properties fo:text-align="center"/>
      <style:text-properties style:font-name="Calibri2" fo:font-weight="bold" style:font-weight-asian="bold" style:font-weight-complex="bold"/>
    </style:style>
    <style:style style:name="ce192" style:family="table-cell" style:parent-style-name="Default">
      <style:table-cell-properties fo:background-color="#ffffff" style:cell-protect="protected formula-hidden" style:print-content="false" fo:border="0.06pt dotted #f0b900" style:shadow="none"/>
      <style:text-properties style:font-name="Calibri2"/>
    </style:style>
    <style:style style:name="ce193" style:family="table-cell" style:parent-style-name="Default">
      <style:table-cell-properties fo:background-color="#131722" style:cell-protect="protected formula-hidden" style:print-content="false" style:text-align-source="fix" style:repeat-content="false" fo:border="none" style:shadow="none" style:vertical-align="middle"/>
      <style:paragraph-properties fo:text-align="center" fo:margin-left="0cm"/>
      <style:text-properties style:font-name="Calibri2"/>
    </style:style>
    <style:style style:name="ce198" style:family="table-cell" style:parent-style-name="Default">
      <style:table-cell-properties fo:border="0.06pt dotted #f0b900" style:shadow="none"/>
    </style:style>
    <style:style style:name="ce199" style:family="table-cell" style:parent-style-name="Default">
      <style:table-cell-properties fo:background-color="#131722" style:cell-protect="protected formula-hidden" style:print-content="false" style:text-align-source="fix" style:repeat-content="false" fo:border="none" style:shadow="none" style:vertical-align="middle"/>
      <style:paragraph-properties fo:text-align="center" fo:margin-left="0cm"/>
      <style:text-properties fo:color="#f0b900" style:font-name="Calibri2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10112">
      <style:table-cell-properties fo:border-bottom="0.06pt dotted #f0b900" fo:background-color="#f0b900" style:cell-protect="formula-hidden" style:print-content="false" style:text-align-source="fix" style:repeat-content="false" fo:border-left="none" fo:border-right="0.06pt dotted #f0b900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 style:data-style-name="N10112">
      <style:table-cell-properties fo:border-bottom="none" fo:background-color="#ffffff" style:cell-protect="protected formula-hidden" style:print-content="false" style:text-align-source="fix" style:repeat-content="false" fo:border-left="0.99pt dotted #f0b900" fo:border-right="0.99pt dotted #f0b900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00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f0b900" style:font-name="Calibri2"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>
      <style:table-cell-properties fo:background-color="#131722" style:text-align-source="fix" style:repeat-content="false" style:shadow="none" style:vertical-align="middle"/>
      <style:paragraph-properties fo:text-align="center"/>
      <style:text-properties fo:color="#f0b900"/>
    </style:style>
    <style:style style:name="ce215" style:family="table-cell" style:parent-style-name="Default">
      <style:table-cell-properties fo:background-color="#181a2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style:font-name="Calibri2"/>
    </style:style>
    <style:style style:name="ce218" style:family="table-cell" style:parent-style-name="Default">
      <style:table-cell-properties fo:background-color="#f0b900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style:font-name="Calibri2"/>
    </style:style>
    <style:style style:name="ce219" style:family="table-cell" style:parent-style-name="Default">
      <style:table-cell-properties fo:border-bottom="0.99pt dotted #f0b900" fo:background-color="#ffffff" fo:border-left="0.99pt dotted #f0b900" fo:border-right="0.99pt dotted #f0b900" style:shadow="none" fo:border-top="0.06pt dotted #f0b900"/>
      <style:text-properties style:font-name="Calibri2"/>
    </style:style>
    <style:style style:name="ce220" style:family="table-cell" style:parent-style-name="Default">
      <style:table-cell-properties fo:background-color="#131722" style:shadow="none"/>
      <style:text-properties fo:color="#f0b900"/>
    </style:style>
    <style:style style:name="ce221" style:family="table-cell" style:parent-style-name="Default" style:data-style-name="N10108">
      <style:table-cell-properties fo:background-color="#131722" style:cell-protect="protected formula-hidden" style:print-content="false" style:text-align-source="fix" style:repeat-content="false" fo:border="none" style:shadow="none" style:vertical-align="middle"/>
      <style:paragraph-properties fo:text-align="center" fo:margin-left="0cm"/>
      <style:text-properties fo:color="#000000" style:font-name="Calibri2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11">
      <style:table-cell-properties fo:border-bottom="0.06pt dotted #f0b900" fo:background-color="#181a20" fo:border-left="0.99pt dotted #f0b900" fo:border-right="0.99pt dotted #f0b900" style:shadow="none" fo:border-top="0.06pt dotted #f0b900"/>
      <style:text-properties style:font-name="Calibri2" fo:font-weight="bold" style:font-weight-asian="bold" style:font-weight-complex="bold"/>
    </style:style>
    <style:style style:name="ce223" style:family="table-cell" style:parent-style-name="Default">
      <style:table-cell-properties fo:background-color="#181a20" style:cell-protect="protected formula-hidden" style:print-content="false" fo:border="0.06pt dotted #f0b900" style:shadow="none"/>
      <style:text-properties style:font-name="Calibri2"/>
    </style:style>
    <style:style style:name="ce224" style:family="table-cell" style:parent-style-name="Default" style:data-style-name="N132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0.06pt dotted #f0b900" fo:background-color="#181a20" style:cell-protect="protected formula-hidden" style:print-content="false" style:text-align-source="fix" style:repeat-content="false" fo:border-left="0.99pt dotted #f0b900" fo:border-right="0.06pt dotted #f0b900" style:shadow="none" fo:border-top="0.06pt dotted #f0b900" style:vertical-align="middle"/>
      <style:paragraph-properties fo:text-align="center" fo:margin-left="0cm"/>
      <style:text-properties fo:color="#f0b900" style:font-name="Calibri2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10004">
      <style:table-cell-properties fo:border-bottom="none" fo:background-color="#ffffff" style:cell-protect="protected formula-hidden" style:print-content="false" style:text-align-source="fix" style:repeat-content="false" fo:border-left="0.99pt dotted #f0b900" fo:border-right="0.06pt dotted #f0b900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 style:data-style-name="N11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able-cell-properties fo:background-color="#131722" style:text-align-source="fix" style:repeat-content="false" style:shadow="none" style:vertical-align="middle"/>
      <style:paragraph-properties fo:text-align="center"/>
      <style:text-properties fo:color="#181a20"/>
    </style:style>
    <style:style style:name="ce230" style:family="table-cell" style:parent-style-name="Default">
      <style:table-cell-properties fo:border-bottom="0.06pt dotted #f0b900" fo:background-color="#181a20" style:cell-protect="protected formula-hidden" style:print-content="false" style:text-align-source="fix" style:repeat-content="false" fo:border-left="0.99pt dotted #f0b900" fo:border-right="0.99pt dotted #f0b900" style:shadow="none" fo:border-top="0.06pt dotted #f0b900"/>
      <style:paragraph-properties fo:text-align="center" fo:margin-left="0cm"/>
      <style:text-properties fo:color="#f0b900" style:font-name="Calibri2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10132">
      <style:table-cell-properties fo:border-bottom="0.99pt dotted #f0b900" fo:background-color="#ffffff" style:cell-protect="protected formula-hidden" style:print-content="false" style:text-align-source="fix" style:repeat-content="false" fo:border-left="0.99pt dotted #f0b900" fo:border-right="0.99pt dotted #f0b900" style:shadow="none" fo:border-top="0.06pt dotted #f0b900" style:vertical-align="middle"/>
      <style:paragraph-properties fo:text-align="center" fo:margin-left="0cm"/>
      <style:text-properties fo:color="#181a20" style:font-name="Calibri2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fo:background-color="#131722" style:shadow="none"/>
      <style:text-properties fo:color="#181a20"/>
    </style:style>
    <style:style style:name="ce233" style:family="table-cell" style:parent-style-name="Default">
      <style:table-cell-properties fo:border-bottom="0.06pt dotted #f0b900" fo:background-color="#181a20" fo:border-left="0.99pt dotted #f0b900" fo:border-right="0.99pt dotted #f0b900" style:shadow="none" fo:border-top="0.06pt dotted #f0b900"/>
      <style:text-properties style:font-name="Calibri2"/>
    </style:style>
    <style:style style:name="ce235" style:family="table-cell" style:parent-style-name="Default">
      <style:table-cell-properties fo:background-color="#ffffff" style:cell-protect="protected 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style:font-name="Calibri2"/>
    </style:style>
    <style:style style:name="ce243" style:family="table-cell" style:parent-style-name="Default">
      <style:table-cell-properties fo:border-bottom="0.06pt dotted #f0b900" fo:background-color="#181a20" fo:border-left="0.99pt dotted #f0b900" fo:border-right="0.99pt dotted #f0b900" style:shadow="none" fo:border-top="0.06pt dotted #f0b900"/>
      <style:text-properties fo:color="#999999" style:font-name="Calibri2"/>
    </style:style>
    <style:style style:name="ce246" style:family="table-cell" style:parent-style-name="Default">
      <style:table-cell-properties fo:border-bottom="0.99pt dotted #f0b900" fo:background-color="#ffffff" fo:border-left="0.99pt dotted #f0b900" fo:border-right="0.99pt dotted #f0b900" style:shadow="none" fo:border-top="0.06pt dotted #f0b900"/>
      <style:text-properties fo:color="#999999" style:font-name="Calibri2"/>
    </style:style>
    <style:style style:name="ce251" style:family="table-cell" style:parent-style-name="Default">
      <style:table-cell-properties fo:background-color="#131722" fo:border="0.99pt dotted #131722" style:shadow="none"/>
    </style:style>
    <style:style style:name="ce253" style:family="table-cell" style:parent-style-name="Default">
      <style:table-cell-properties fo:border-bottom="0.06pt dotted #f0b900" fo:background-color="#181a20" fo:border-left="0.99pt dotted #f0b900" fo:border-right="0.06pt dotted #f0b900" style:shadow="none" fo:border-top="0.06pt dotted #f0b900"/>
      <style:text-properties fo:color="#999999" style:font-name="Calibri2"/>
    </style:style>
    <style:style style:name="ce254" style:family="table-cell" style:parent-style-name="Default">
      <style:table-cell-properties fo:border-bottom="0.99pt dotted #f0b900" fo:background-color="#ffffff" fo:border-left="0.99pt dotted #f0b900" fo:border-right="0.06pt dotted #f0b900" style:shadow="none" fo:border-top="0.06pt dotted #f0b900"/>
      <style:text-properties fo:color="#999999" style:font-name="Calibri2"/>
    </style:style>
    <style:style style:name="ce211" style:family="table-cell" style:parent-style-name="Default">
      <style:table-cell-properties fo:background-color="#999999" style:cell-protect="protected formula-hidden" style:print-content="false" style:text-align-source="fix" style:repeat-content="false" style:vertical-align="middle"/>
      <style:paragraph-properties fo:text-align="center" fo:margin-left="0cm"/>
      <style:text-properties style:font-name="Calibri2"/>
    </style:style>
    <style:style style:name="ce257" style:family="table-cell" style:parent-style-name="Default">
      <style:table-cell-properties fo:background-color="#181a20" style:text-align-source="fix" style:repeat-content="false" fo:border="0.06pt dotted #f0b900" style:shadow="none" style:vertical-align="middle"/>
      <style:paragraph-properties fo:text-align="center"/>
      <style:text-properties fo:color="#f0b900" style:font-name="Calibri2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fo:background-color="#181a20" fo:border="0.06pt dotted #f0b900" style:shadow="none"/>
      <style:text-properties fo:color="#000000" style:font-name="Calibri2"/>
    </style:style>
    <style:style style:name="ce261" style:family="table-cell" style:parent-style-name="Default">
      <style:table-cell-properties fo:background-color="#f0b900" style:cell-protect="formula-hidden" style:print-content="false" style:text-align-source="fix" style:repeat-content="false" fo:border="0.06pt dotted #f0b900" style:shadow="none" style:vertical-align="middle"/>
      <style:paragraph-properties fo:text-align="center" fo:margin-left="0cm"/>
      <style:text-properties fo:color="#181a20" style:font-name="Calibri2" fo:font-weight="bold" style:font-weight-asian="bold" style:font-weight-complex="bold"/>
    </style:style>
    <style:style style:name="ce262" style:family="table-cell" style:parent-style-name="Default" style:data-style-name="N100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end" fo:margin-left="0cm"/>
      <style:text-properties fo:color="#f0b900" style:font-name="Consolas" fo:font-weight="bold" style:font-weight-asian="bold" style:font-weight-complex="bold"/>
    </style:style>
    <style:style style:name="ce263" style:family="table-cell" style:parent-style-name="Default" style:data-style-name="N165">
      <style:table-cell-properties fo:background-color="#131722" style:text-align-source="fix" style:repeat-content="false" style:shadow="none" style:vertical-align="middle"/>
      <style:paragraph-properties fo:text-align="end" fo:margin-left="0cm"/>
      <style:text-properties fo:color="#f0b900" style:font-name="Consolas"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99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center" fo:margin-left="0cm"/>
      <style:text-properties fo:color="#999999" style:font-name="Calibri2"/>
    </style:style>
    <style:style style:name="ce265" style:family="table-cell" style:parent-style-name="Default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start" fo:margin-left="0cm"/>
      <style:text-properties fo:color="#ffffff" style:font-name="Consolas" fo:font-weight="bold" style:font-weight-asian="bold" style:font-weight-complex="bold"/>
    </style:style>
    <style:style style:name="ce266" style:family="table-cell" style:parent-style-name="Default" style:data-style-name="N0">
      <style:table-cell-properties fo:background-color="#131722" style:cell-protect="protected formula-hidden" style:print-content="false" style:text-align-source="fix" style:repeat-content="false" style:shadow="none" style:vertical-align="automatic"/>
      <style:paragraph-properties fo:text-align="start" fo:margin-left="0cm"/>
      <style:text-properties fo:color="#181a20" style:font-name="Calibri2" fo:font-size="6pt" style:font-size-asian="6pt" style:font-size-complex="6pt"/>
    </style:style>
    <style:style style:name="ce267" style:family="table-cell" style:parent-style-name="Default" style:data-style-name="N10112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start" fo:margin-left="0cm"/>
      <style:text-properties fo:color="#181a20" style:font-name="Calibri2" fo:font-size="6pt" style:font-size-asian="6pt" style:font-size-complex="6pt"/>
    </style:style>
    <style:style style:name="ce268" style:family="table-cell" style:parent-style-name="USD" style:data-style-name="N108">
      <style:table-cell-properties fo:background-color="#131722" style:diagonal-bl-tr="none" style:diagonal-tl-br="none" style:text-align-source="fix" style:repeat-content="false" style:shadow="none"/>
      <style:paragraph-properties fo:text-align="start" fo:margin-left="0cm"/>
      <style:text-properties fo:color="#181a20" fo:font-size="6pt" style:font-size-asian="6pt" style:font-size-complex="6pt"/>
    </style:style>
    <style:style style:name="ce269" style:family="table-cell" style:parent-style-name="GBP" style:data-style-name="N110">
      <style:table-cell-properties fo:background-color="#131722" style:diagonal-bl-tr="none" style:diagonal-tl-br="none" style:text-align-source="fix" style:repeat-content="false" style:shadow="none"/>
      <style:paragraph-properties fo:text-align="start" fo:margin-left="0cm"/>
      <style:text-properties fo:color="#181a20" fo:font-size="6pt" style:font-size-asian="6pt" style:font-size-complex="6pt"/>
    </style:style>
    <style:style style:name="ce270" style:family="table-cell" style:parent-style-name="EUR" style:data-style-name="N112">
      <style:table-cell-properties fo:background-color="#131722" style:diagonal-bl-tr="none" style:diagonal-tl-br="none" style:text-align-source="fix" style:repeat-content="false" style:shadow="none"/>
      <style:paragraph-properties fo:text-align="start" fo:margin-left="0cm"/>
      <style:text-properties fo:color="#181a20" fo:font-size="6pt" style:font-size-asian="6pt" style:font-size-complex="6pt"/>
    </style:style>
    <style:style style:name="ce271" style:family="table-cell" style:parent-style-name="Default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center" fo:margin-left="0cm"/>
      <style:text-properties fo:color="#181a20" style:font-name="Calibri2"/>
    </style:style>
    <style:style style:name="ce272" style:family="table-cell" style:parent-style-name="Default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center" fo:margin-left="0cm"/>
      <style:text-properties fo:color="#999999" style:font-name="Calibri2"/>
    </style:style>
    <style:style style:name="ce273" style:family="table-cell" style:parent-style-name="Default">
      <style:table-cell-properties fo:background-color="#131722" style:shadow="none"/>
      <style:text-properties fo:color="#999999"/>
    </style:style>
    <style:style style:name="ce274" style:family="table-cell" style:parent-style-name="Default" style:data-style-name="N11">
      <style:table-cell-properties fo:background-color="#131722" style:cell-protect="protected formula-hidden" style:print-content="false" style:text-align-source="fix" style:repeat-content="false" fo:border="none" style:shadow="none" style:vertical-align="middle"/>
      <style:paragraph-properties fo:text-align="center" fo:margin-left="0cm"/>
      <style:text-properties fo:color="#999999" style:font-name="Calibri2" fo:font-weight="bold" style:font-weight-asian="bold" style:font-weight-complex="bold"/>
    </style:style>
    <style:style style:name="ce275" style:family="table-cell" style:parent-style-name="Default" style:data-style-name="N100">
      <style:table-cell-properties fo:background-color="#131722" style:cell-protect="protected formula-hidden" style:print-content="false" style:text-align-source="fix" style:repeat-content="false" style:shadow="none" style:vertical-align="middle"/>
      <style:paragraph-properties fo:text-align="center" fo:margin-left="0cm"/>
      <style:text-properties fo:color="#999999" style:font-name="Calibri2"/>
    </style:style>
    <style:style style:name="ce234" style:family="table-cell" style:parent-style-name="Default">
      <style:table-cell-properties fo:background-color="#999999" style:cell-protect="protected formula-hidden" style:print-content="false" style:text-align-source="fix" style:repeat-content="false" style:vertical-align="middle"/>
      <style:paragraph-properties fo:text-align="center" fo:margin-left="0cm"/>
      <style:text-properties fo:color="#c9211e" style:font-name="Calibri2"/>
    </style:style>
    <style:style style:name="ce258" style:family="table-cell" style:parent-style-name="Default">
      <style:table-cell-properties style:cell-protect="protected formula-hidden" style:print-content="false" style:text-align-source="fix" style:repeat-content="false" fo:background-color="transparent" style:vertical-align="middle"/>
      <style:paragraph-properties fo:text-align="center" fo:margin-left="0cm"/>
      <style:text-properties fo:color="#181a20" style:font-name="Calibri2"/>
    </style:style>
    <style:style style:name="ce245" style:family="table-cell" style:parent-style-name="Default">
      <style:table-cell-properties fo:background-color="#999999"/>
      <style:text-properties fo:color="#c9211e"/>
    </style:style>
    <style:style style:name="ce27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pl" fo:country="PL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vertical-align="middle" fo:background-color="#f0b900"/>
      <style:text-properties fo:color="#181a20" fo:font-family="Calibri" style:font-style-name="Pogrubiona" style:font-family-generic="swiss" fo:font-size="10pt" fo:font-weight="bold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ymbol-color="#181a20" fo:background-color="#f0b900" fo:border="solid #181a20"/>
    </style:style>
    <style:style style:name="P1" style:family="paragraph">
      <style:paragraph-properties fo:text-align="center"/>
      <style:text-properties fo:color="#181a20" fo:font-family="Calibri" style:font-style-name="Pogrubiona" style:font-family-generic="swiss" fo:font-size="10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/>
  </office:automatic-styles>
  <office:body>
    <office:spreadsheet>
      <table:content-validations>
        <table:content-validation table:name="val1" table:condition="of:cell-content-is-in-list(&quot;0,4%&quot;;&quot;0,65%&quot;;&quot;0,5%&quot;;&quot;1,0%&quot;;&quot;1,2%&quot;;&quot;2,5%&quot;;&quot;2,4%&quot;)" table:allow-empty-cell="false" table:display-list="sort-ascending" table:base-cell-address="Binance_Futures.G24">
          <table:error-message table:message-type="stop" table:display="true"/>
        </table:content-validation>
        <table:content-validation table:name="val2" table:condition="of:cell-content-is-in-list(&quot;Maker&quot;;&quot;Taker&quot;)" table:allow-empty-cell="false" table:display-list="unsorted" table:base-cell-address="Binance_Futures.U18">
          <table:error-message table:message-type="stop" table:display="true"/>
        </table:content-validation>
        <table:content-validation table:name="val3" table:condition="of:cell-content-is-in-list(&quot;2%&quot;;&quot;5%&quot;)" table:allow-empty-cell="false" table:display-list="unsorted" table:base-cell-address="Binance_Futures.AC10">
          <table:error-message table:message-type="stop" table:display="true"/>
        </table:content-validation>
        <table:content-validation table:name="val4" table:condition="of:cell-content-is-in-list(&quot;Polski&quot;;&quot;English&quot;)" table:allow-empty-cell="false" table:display-list="unsorted" table:base-cell-address="Binance_Futures.B3">
          <table:error-message table:message-type="stop" table:display="true"/>
        </table:content-validation>
        <table:content-validation table:name="val5" table:condition="of:cell-content-is-in-list(&quot;zł PLN&quot;;&quot;$ USD&quot;;&quot;£ GBP&quot;;&quot;€ EUR&quot;)" table:allow-empty-cell="false" table:display-list="unsorted" table:base-cell-address="Binance_Futures.C3">
          <table:error-message table:message-type="stop" table:display="true"/>
        </table:content-validation>
      </table:content-validations>
      <table:table table:name="Binance_Futures" table:style-name="ta1">
        <office:forms form:automatic-focus="false" form:apply-design-mode="false">
          <form:form form:name="Formularz" form:datasource="Bibliography" form:apply-filter="true" form:ignore-result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value-range form:name="Dzwignia" form:control-implementation="ooo:com.sun.star.form.component.ScrollBar" xml:id="control1" form:id="control1" form:value="0" form:linked-cell="Binance_Futures.B5" form:delay-for-repeat="P0D" form:min-value="1" form:max-value="12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button form:name="Przycisk 1" form:control-implementation="ooo:com.sun.star.form.component.CommandButton" xml:id="control2" form:id="control2" form:label="Margin Ratio" form:printable="false" form:button-type="url" office:target-frame="" xlink:href="https://www.binance.me/en/futures/trading-rules/perpetual/leverage-margin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</form:button>
          </form:form>
        </office:forms>
        <table:table-column table:style-name="co1" table:number-columns-repeated="22" table:default-cell-style-name="ce12"/>
        <table:table-column table:style-name="co1" table:default-cell-style-name="ce106"/>
        <table:table-column table:style-name="co1" table:number-columns-repeated="17" table:default-cell-style-name="ce12"/>
        <table:table-column table:style-name="co1" table:default-cell-style-name="ce211"/>
        <table:table-column table:style-name="co1" table:number-columns-repeated="28" table:default-cell-style-name="ce12"/>
        <table:table-column table:style-name="co1" table:default-cell-style-name="ce234"/>
        <table:table-column table:style-name="co1" table:visibility="collapse" table:number-columns-repeated="953" table:default-cell-style-name="ce234"/>
        <table:table-column table:style-name="co2" table:visibility="collapse" table:default-cell-style-name="ce234"/>
        <table:table-row table:style-name="ro1">
          <table:table-cell table:style-name="ce2"/>
          <table:table-cell table:style-name="ce13" table:number-columns-repeated="4"/>
          <table:table-cell table:style-name="ce2" table:number-columns-repeated="7"/>
          <table:table-cell table:style-name="ce102"/>
          <table:table-cell table:style-name="ce2" table:number-columns-repeated="9"/>
          <table:table-cell table:style-name="ce13"/>
          <table:table-cell table:style-name="ce75" table:number-columns-repeated="46"/>
          <table:table-cell table:style-name="ce266" office:value-type="string" calcext:value-type="string">
            <text:p>SL</text:p>
            <text:p>2%</text:p>
          </table:table-cell>
          <table:table-cell table:style-name="ce258" table:number-columns-repeated="954"/>
        </table:table-row>
        <table:table-row table:style-name="ro1">
          <table:table-cell table:style-name="ce2"/>
          <table:table-cell table:style-name="ce13" table:number-columns-repeated="39"/>
          <table:table-cell table:style-name="ce75"/>
          <table:table-cell table:style-name="ce75" table:number-columns-spanned="10" table:number-rows-spanned="1">
            <draw:control draw:z-index="2" draw:name="Formant 1" draw:style-name="gr1" draw:text-style-name="P1" svg:width="4.992cm" svg:height="0.499cm" svg:x="0cm" svg:y="0cm" draw:control="control2"/>
          </table:table-cell>
          <table:covered-table-cell table:number-columns-repeated="9" table:style-name="ce75"/>
          <table:table-cell table:style-name="ce75"/>
          <table:table-cell table:style-name="ce257" table:formula="of:=COM.MICROSOFT.SWITCH([.BE2];&quot;Polski&quot;;&quot;Język&quot;;&quot;english&quot;;&quot;Language&quot;)" office:value-type="string" office:string-value="Language" calcext:value-type="string" table:number-columns-spanned="4" table:number-rows-spanned="1">
            <text:p>Language</text:p>
          </table:table-cell>
          <table:covered-table-cell table:style-name="ce139"/>
          <table:covered-table-cell table:number-columns-repeated="2" table:style-name="ce259"/>
          <table:table-cell table:style-name="ce261" table:content-validation-name="val4" office:value-type="string" calcext:value-type="string" table:number-columns-spanned="4" table:number-rows-spanned="1">
            <text:p>English</text:p>
          </table:table-cell>
          <table:covered-table-cell table:number-columns-repeated="2" table:style-name="ce66"/>
          <table:covered-table-cell table:style-name="ce83"/>
          <table:table-cell table:style-name="ce193"/>
          <table:table-cell table:style-name="ce124" table:formula="of:=COM.MICROSOFT.SWITCH([.BE2];&quot;Polski&quot;;&quot;Waluta&quot;;&quot;english&quot;;&quot;Currency&quot;)" office:value-type="string" office:string-value="Currency" calcext:value-type="string" table:number-columns-spanned="4" table:number-rows-spanned="1">
            <text:p>Currency</text:p>
          </table:table-cell>
          <table:covered-table-cell table:number-columns-repeated="3" table:style-name="ce139"/>
          <table:table-cell table:style-name="ce261" table:content-validation-name="val5" office:value-type="string" calcext:value-type="string" table:number-columns-spanned="4" table:number-rows-spanned="1">
            <text:p>€ EUR</text:p>
          </table:table-cell>
          <table:covered-table-cell table:number-columns-repeated="2" table:style-name="ce66"/>
          <table:covered-table-cell table:style-name="ce83"/>
          <table:table-cell table:style-name="ce266" office:value-type="string" calcext:value-type="string">
            <text:p>SL</text:p>
            <text:p>5%</text:p>
          </table:table-cell>
          <table:table-cell table:style-name="ce258" table:number-columns-repeated="954"/>
        </table:table-row>
        <table:table-row table:style-name="ro1">
          <table:table-cell table:style-name="ce2"/>
          <table:table-cell table:style-name="ce13" table:number-columns-repeated="39"/>
          <table:table-cell table:style-name="ce75" table:number-columns-repeated="12"/>
          <table:table-cell table:style-name="ce13" table:number-columns-repeated="8"/>
          <table:table-cell table:style-name="ce75"/>
          <table:table-cell table:style-name="ce13" table:number-columns-repeated="8"/>
          <table:table-cell table:style-name="ce267" table:formula="of:=[.Z10]*0.95" office:value-type="currency" office:currency="USD" office:value="3163.5" calcext:value-type="currency">
            <text:p>$3 163,5000</text:p>
          </table:table-cell>
          <table:table-cell table:style-name="ce258" table:number-columns-repeated="954"/>
        </table:table-row>
        <table:table-row table:style-name="ro1">
          <table:table-cell table:style-name="ce2"/>
          <table:table-cell table:style-name="ce15" table:formula="of:=COM.MICROSOFT.SWITCH([.BE2];&quot;Polski&quot;;&quot;Dźwignia&quot;;&quot;english&quot;;&quot;Leverage&quot;)" office:value-type="string" office:string-value="Leverage" calcext:value-type="string" table:number-columns-spanned="18" table:number-rows-spanned="1">
            <text:p>Leverage</text:p>
          </table:table-cell>
          <table:covered-table-cell table:style-name="ce41"/>
          <table:covered-table-cell table:number-columns-repeated="3" table:style-name="ce61"/>
          <table:covered-table-cell table:style-name="ce86"/>
          <table:covered-table-cell table:number-columns-repeated="12" table:style-name="ce89"/>
          <table:table-cell table:style-name="ce13"/>
          <table:table-cell table:style-name="ce115" table:formula="of:=COM.MICROSOFT.SWITCH([.BN2];&quot;$ USD&quot;;&quot;$ USD&quot;;&quot;zł PLN&quot;;&quot;zł PLN&quot;;&quot;£ GBP&quot;;&quot;£ GBP&quot;;&quot;€ EUR&quot;;&quot;€ EUR&quot;)" office:value-type="string" office:string-value="€ EUR" calcext:value-type="string" table:number-columns-spanned="5" table:number-rows-spanned="1">
            <text:p>€ EUR</text:p>
          </table:table-cell>
          <table:covered-table-cell table:number-columns-repeated="4" table:style-name="ce139"/>
          <table:table-cell table:style-name="ce124" table:formula="of:=COM.MICROSOFT.SWITCH([.BE2];&quot;Polski&quot;;&quot;Kapitał&quot;;&quot;english&quot;;&quot;Balance&quot;)" office:value-type="string" office:string-value="Balance" calcext:value-type="string" table:number-columns-spanned="5" table:number-rows-spanned="1">
            <text:p>Balance</text:p>
          </table:table-cell>
          <table:covered-table-cell table:style-name="ce167"/>
          <table:covered-table-cell table:number-columns-repeated="3" table:style-name="ce179"/>
          <table:table-cell table:style-name="ce124" table:formula="of:=COM.MICROSOFT.SWITCH([.BE2];&quot;Polski&quot;;&quot;Cena&quot;;&quot;english&quot;;&quot;Price&quot;)" office:value-type="string" office:string-value="Price" calcext:value-type="string" table:number-columns-spanned="5" table:number-rows-spanned="1">
            <text:p>Price</text:p>
          </table:table-cell>
          <table:covered-table-cell table:number-columns-repeated="2" table:style-name="ce215"/>
          <table:covered-table-cell table:number-columns-repeated="2" table:style-name="ce179"/>
          <table:table-cell table:style-name="ce124" table:formula="of:=COM.MICROSOFT.SWITCH([.BE2];&quot;Polski&quot;;&quot;Wolumen&quot;;&quot;english&quot;;&quot;Quantity&quot;)" office:value-type="string" office:string-value="Quantity" calcext:value-type="string" table:number-columns-spanned="5" table:number-rows-spanned="1">
            <text:p>Quantity</text:p>
          </table:table-cell>
          <table:covered-table-cell table:style-name="ce179"/>
          <table:covered-table-cell table:number-columns-repeated="3" table:style-name="ce139"/>
          <table:table-cell table:style-name="ce13">
            <draw:frame table:end-cell-address="Binance_Futures.BR26" table:end-x="0.012cm" table:end-y="0.416cm" draw:z-index="0" draw:style-name="gr2" draw:text-style-name="P2" svg:width="14cm" svg:height="11.398cm" svg:x="0.488cm" svg:y="0cm">
              <draw:object draw:notify-on-update-of-ranges="Binance_Futures.U10:Binance_Futures.U11 Binance_Futures.BR1:Binance_Futures.BR1 Binance_Futures.BR2:Binance_Futures.BR2 Binance_Futures.B10:Binance_Futures.B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3"/>
          <table:table-cell table:style-name="ce75" table:number-columns-repeated="27"/>
          <table:table-cell table:style-name="ce267" table:formula="of:=[.Z10]*0.98" office:value-type="currency" office:currency="USD" office:value="3263.4" calcext:value-type="currency">
            <text:p>$3 263,4000</text:p>
          </table:table-cell>
          <table:table-cell table:style-name="ce258" table:number-columns-repeated="954"/>
        </table:table-row>
        <table:table-row table:style-name="ro1">
          <table:table-cell table:style-name="ce2"/>
          <table:table-cell table:style-name="ce16" office:value-type="float" office:value="41" calcext:value-type="float" table:number-columns-spanned="18" table:number-rows-spanned="3">
            <text:p>41</text:p>
          </table:table-cell>
          <table:covered-table-cell table:number-columns-repeated="2" table:style-name="ce43"/>
          <table:covered-table-cell table:style-name="ce62"/>
          <table:covered-table-cell table:style-name="ce73"/>
          <table:covered-table-cell table:number-columns-repeated="13" table:style-name="ce89"/>
          <table:table-cell table:style-name="ce13"/>
          <table:table-cell table:style-name="ce116" table:formula="of:=COM.MICROSOFT.SWITCH([.BN2];&quot;$ USD&quot;;[.Z5];&quot;zł PLN&quot;;[.BR5]*[.Z5];&quot;£ GBP&quot;;[.Z5]*[.BR5]/[.BR6];&quot;€ EUR&quot;;[.Z5]*[.BR5]/[.BR7])" office:value-type="float" office:value="8829.14251713423" calcext:value-type="float" table:number-columns-spanned="5" table:number-rows-spanned="1">
            <text:p>8829,14</text:p>
          </table:table-cell>
          <table:covered-table-cell table:number-columns-repeated="4" table:style-name="ce66"/>
          <table:table-cell table:style-name="ce156" office:value-type="currency" office:currency="USD" office:value="10000" calcext:value-type="currency" table:number-columns-spanned="5" table:number-rows-spanned="1">
            <text:p>$10 000,00</text:p>
          </table:table-cell>
          <table:covered-table-cell table:style-name="ce168"/>
          <table:covered-table-cell table:number-columns-repeated="3" table:style-name="ce180"/>
          <table:table-cell table:style-name="ce201" office:value-type="currency" office:currency="USD" office:value="3330" calcext:value-type="currency" table:number-columns-spanned="5" table:number-rows-spanned="1">
            <text:p>$3 330,0000</text:p>
          </table:table-cell>
          <table:covered-table-cell table:number-columns-repeated="2" table:style-name="ce218"/>
          <table:covered-table-cell table:number-columns-repeated="2" table:style-name="ce180"/>
          <table:table-cell table:style-name="ce224" table:formula="of:=[.Z5]/[.AE5]" office:value-type="float" office:value="3.003003003003" calcext:value-type="float" table:number-columns-spanned="5" table:number-rows-spanned="1">
            <text:p>3,0030</text:p>
          </table:table-cell>
          <table:covered-table-cell table:style-name="ce77"/>
          <table:covered-table-cell table:number-columns-repeated="3" table:style-name="ce66"/>
          <table:table-cell table:style-name="ce13"/>
          <table:table-cell table:style-name="ce75" table:number-columns-repeated="28"/>
          <table:table-cell table:style-name="ce268" table:formula="of:=VALUE(RIGHT(ORG.LIBREOFFICE.REGEX(COM.MICROSOFT.WEBSERVICE(&quot;https://www.nbp.pl/home.aspx?f=/kursy/kursya.html&quot;);&quot;1 USD[:print:]{9}[:digit:],[:digit:]{4}&quot;);6))" office:value-type="currency" office:currency="USD" office:value="4.0064" calcext:value-type="currency">
            <text:p>$4,01</text:p>
          </table:table-cell>
          <table:table-cell table:style-name="ce258" table:number-columns-repeated="954"/>
        </table:table-row>
        <table:table-row table:style-name="ro1">
          <table:table-cell table:style-name="ce2"/>
          <table:covered-table-cell table:style-name="ce17" office:value-type="float" office:value="1" calcext:value-type="float">
            <text:p>1</text:p>
          </table:covered-table-cell>
          <table:covered-table-cell table:number-columns-repeated="3" table:style-name="ce17"/>
          <table:covered-table-cell table:style-name="ce62"/>
          <table:covered-table-cell table:number-columns-repeated="13" table:style-name="ce89"/>
          <table:table-cell table:style-name="ce13" table:number-columns-repeated="22"/>
          <table:table-cell table:style-name="ce75" table:number-columns-repeated="28"/>
          <table:table-cell table:style-name="ce269" table:formula="of:=VALUE(RIGHT(ORG.LIBREOFFICE.REGEX(COM.MICROSOFT.WEBSERVICE(&quot;https://www.nbp.pl/home.aspx?f=/kursy/kursya.html&quot;);&quot;1 GBP[:print:]{9}[:digit:],[:digit:]{4}&quot;);6))" office:value-type="currency" office:currency="GBP" office:value="5.4406" calcext:value-type="currency">
            <text:p>£5,44</text:p>
          </table:table-cell>
          <table:table-cell table:style-name="ce258" table:number-columns-repeated="954"/>
        </table:table-row>
        <table:table-row table:style-name="ro1">
          <table:table-cell table:style-name="ce2"/>
          <table:covered-table-cell table:style-name="ce17"/>
          <table:covered-table-cell table:style-name="ce44"/>
          <table:covered-table-cell table:number-columns-repeated="2" table:style-name="ce62"/>
          <table:covered-table-cell table:style-name="ce44"/>
          <table:covered-table-cell table:number-columns-repeated="13" table:style-name="ce89"/>
          <table:table-cell table:style-name="ce13"/>
          <table:table-cell table:style-name="ce117" table:formula="of:=COM.MICROSOFT.SWITCH([.BE2];&quot;Polski&quot;;&quot;Wolumen&quot;;&quot;english&quot;;&quot;Quantity&quot;)" office:value-type="string" office:string-value="Quantity" calcext:value-type="string" table:number-columns-spanned="5" table:number-rows-spanned="1">
            <text:p>Quantity</text:p>
          </table:table-cell>
          <table:covered-table-cell table:number-columns-repeated="4" table:style-name="ce140"/>
          <table:table-cell table:style-name="ce157" table:formula="of:=COM.MICROSOFT.SWITCH([.BE2];&quot;Polski&quot;;&quot;Cena&quot;;&quot;english&quot;;&quot;Price&quot;)" office:value-type="string" office:string-value="Price" calcext:value-type="string" table:number-columns-spanned="5" table:number-rows-spanned="1">
            <text:p>Price</text:p>
          </table:table-cell>
          <table:covered-table-cell table:style-name="ce157"/>
          <table:covered-table-cell table:style-name="ce182"/>
          <table:covered-table-cell table:number-columns-repeated="2" table:style-name="ce140"/>
          <table:table-cell table:style-name="ce157" table:formula="of:=COM.MICROSOFT.SWITCH([.BE2];&quot;Polski&quot;;&quot;Kapitał&quot;;&quot;english&quot;;&quot;Balance&quot;)" office:value-type="string" office:string-value="Balance" calcext:value-type="string" table:number-columns-spanned="5" table:number-rows-spanned="1">
            <text:p>Balance</text:p>
          </table:table-cell>
          <table:covered-table-cell table:style-name="ce140"/>
          <table:covered-table-cell table:style-name="ce182"/>
          <table:covered-table-cell table:number-columns-repeated="2" table:style-name="ce222"/>
          <table:table-cell table:style-name="ce225" table:formula="of:=[.U4]" office:value-type="string" office:string-value="€ EUR" calcext:value-type="string" table:number-columns-spanned="5" table:number-rows-spanned="1">
            <text:p>€ EUR</text:p>
          </table:table-cell>
          <table:covered-table-cell table:style-name="ce230"/>
          <table:covered-table-cell table:style-name="ce233"/>
          <table:covered-table-cell table:style-name="ce243"/>
          <table:covered-table-cell table:style-name="ce253"/>
          <table:table-cell table:style-name="ce13"/>
          <table:table-cell table:style-name="ce75" table:number-columns-repeated="28"/>
          <table:table-cell table:style-name="ce270" table:formula="of:=VALUE(RIGHT(ORG.LIBREOFFICE.REGEX(COM.MICROSOFT.WEBSERVICE(&quot;https://www.nbp.pl/home.aspx?f=/kursy/kursya.html&quot;);&quot;1 EUR[:print:]{9}[:digit:],[:digit:]{4}&quot;);6))" office:value-type="currency" office:currency="EUR" office:value="4.5377" calcext:value-type="currency">
            <text:p>€4,54</text:p>
          </table:table-cell>
          <table:table-cell table:style-name="ce258" table:number-columns-repeated="954"/>
        </table:table-row>
        <table:table-row table:style-name="ro1">
          <table:table-cell table:style-name="ce2">
            <draw:control draw:z-index="1" draw:style-name="gr3" draw:text-style-name="P3" svg:width="9.06cm" svg:height="0.5cm" svg:x="0.44cm" svg:y="0.006cm" draw:control="control1"/>
          </table:table-cell>
          <table:table-cell table:style-name="ce19" table:number-columns-spanned="18" table:number-rows-spanned="1"/>
          <table:covered-table-cell table:style-name="ce45"/>
          <table:covered-table-cell table:number-columns-repeated="2" table:style-name="ce63"/>
          <table:covered-table-cell table:style-name="ce75"/>
          <table:covered-table-cell table:number-columns-repeated="13" table:style-name="ce13"/>
          <table:table-cell table:style-name="ce13"/>
          <table:table-cell table:style-name="ce118" office:value-type="float" office:value="0" calcext:value-type="float" table:number-columns-spanned="5" table:number-rows-spanned="1">
            <text:p>0,0000</text:p>
          </table:table-cell>
          <table:covered-table-cell table:number-columns-repeated="4" table:style-name="ce141"/>
          <table:table-cell table:style-name="ce158" office:value-type="currency" office:currency="USD" office:value="0" calcext:value-type="currency" table:number-columns-spanned="5" table:number-rows-spanned="1">
            <text:p>$0,00000</text:p>
          </table:table-cell>
          <table:covered-table-cell table:style-name="ce171"/>
          <table:covered-table-cell table:number-columns-repeated="3" table:style-name="ce183"/>
          <table:table-cell table:style-name="ce206" table:formula="of:=[.U8]*[.Z8]" office:value-type="currency" office:currency="USD" office:value="0" calcext:value-type="currency" table:number-columns-spanned="5" table:number-rows-spanned="1">
            <text:p>$0,0000</text:p>
          </table:table-cell>
          <table:covered-table-cell table:number-columns-repeated="4" table:style-name="ce219"/>
          <table:table-cell table:style-name="ce226" table:formula="of:=[.U5]" office:value-type="float" office:value="8829.14251713423" calcext:value-type="float" table:number-columns-spanned="5" table:number-rows-spanned="1">
            <text:p>8 829,14</text:p>
          </table:table-cell>
          <table:covered-table-cell table:style-name="ce231"/>
          <table:covered-table-cell table:style-name="ce219"/>
          <table:covered-table-cell table:style-name="ce246"/>
          <table:covered-table-cell table:style-name="ce254"/>
          <table:table-cell table:style-name="ce13"/>
          <table:table-cell table:style-name="ce75" table:number-columns-repeated="28"/>
          <table:table-cell table:style-name="ce271"/>
          <table:table-cell table:style-name="ce258" table:number-columns-repeated="954"/>
        </table:table-row>
        <table:table-row table:style-name="ro1">
          <table:table-cell table:style-name="ce2" table:number-columns-repeated="5"/>
          <table:table-cell table:style-name="ce75"/>
          <table:table-cell table:style-name="ce13" table:number-columns-repeated="35"/>
          <table:table-cell table:style-name="ce75" table:number-columns-repeated="28"/>
          <table:table-cell table:style-name="ce272"/>
          <table:table-cell table:style-name="ce106" table:number-columns-repeated="954"/>
        </table:table-row>
        <table:table-row table:style-name="ro1">
          <table:table-cell table:style-name="ce2"/>
          <table:table-cell table:style-name="ce20" table:formula="of:=COM.MICROSOFT.SWITCH([.BE2];&quot;Polski&quot;;&quot;Cena Likwidacji&quot;;&quot;english&quot;;&quot;Liquidation Price&quot;)" office:value-type="string" office:string-value="Liquidation Price" calcext:value-type="string" table:number-columns-spanned="10" table:number-rows-spanned="1">
            <text:p>Liquidation Price</text:p>
          </table:table-cell>
          <table:covered-table-cell table:number-columns-repeated="2" table:style-name="ce47"/>
          <table:covered-table-cell table:number-columns-repeated="2" table:style-name="ce65"/>
          <table:covered-table-cell table:number-columns-repeated="4" table:style-name="ce90"/>
          <table:covered-table-cell table:style-name="ce91"/>
          <table:table-cell table:style-name="ce94" table:content-validation-name="val1" office:value-type="percentage" office:value="0.005" calcext:value-type="percentage" table:number-columns-spanned="4" table:number-rows-spanned="1">
            <text:p>0,50%</text:p>
          </table:table-cell>
          <table:covered-table-cell table:number-columns-repeated="3" table:style-name="ce90"/>
          <table:table-cell table:style-name="ce107" table:content-validation-name="val2" office:value-type="string" calcext:value-type="string" table:number-columns-spanned="4" table:number-rows-spanned="1">
            <text:p>Maker</text:p>
          </table:table-cell>
          <table:covered-table-cell table:number-columns-repeated="2" table:style-name="ce90"/>
          <table:covered-table-cell table:style-name="ce113"/>
          <table:table-cell table:style-name="ce13"/>
          <table:table-cell table:style-name="ce119" table:formula="of:=COM.MICROSOFT.SWITCH([.BE2];&quot;Polski&quot;;&quot;Cena Wej.&quot;;&quot;english&quot;;&quot;Entry Price&quot;)" office:value-type="string" office:string-value="Entry Price" calcext:value-type="string" table:number-columns-spanned="5" table:number-rows-spanned="1">
            <text:p>Entry Price</text:p>
          </table:table-cell>
          <table:covered-table-cell table:number-columns-repeated="4" table:style-name="ce139"/>
          <table:table-cell table:style-name="ce159" table:formula="of:=[.AE5]" office:value-type="currency" office:currency="USD" office:value="3330" calcext:value-type="currency" table:number-columns-spanned="5" table:number-rows-spanned="1">
            <text:p>$3 330,0000</text:p>
          </table:table-cell>
          <table:covered-table-cell table:style-name="ce159"/>
          <table:covered-table-cell table:number-columns-repeated="3" table:style-name="ce185"/>
          <table:table-cell table:style-name="ce123" office:value-type="string" calcext:value-type="string" table:number-columns-spanned="5" table:number-rows-spanned="1">
            <text:p>Margin</text:p>
          </table:table-cell>
          <table:covered-table-cell table:number-columns-repeated="2" table:style-name="ce139"/>
          <table:covered-table-cell table:number-columns-repeated="2" table:style-name="ce179"/>
          <table:table-cell table:style-name="ce161" table:formula="of:=[.Z10]*[.Z12]/[.B5]" office:value-type="currency" office:currency="USD" office:value="243.90243902439" calcext:value-type="currency" table:number-columns-spanned="5" table:number-rows-spanned="1">
            <text:p>$243,90</text:p>
          </table:table-cell>
          <table:covered-table-cell table:style-name="ce161"/>
          <table:covered-table-cell table:number-columns-repeated="3" table:style-name="ce235"/>
          <table:table-cell table:style-name="ce13"/>
          <table:table-cell table:style-name="ce75" table:number-columns-repeated="28"/>
          <table:table-cell table:style-name="ce272"/>
          <table:table-cell table:style-name="ce106" table:number-columns-repeated="954"/>
        </table:table-row>
        <table:table-row table:style-name="ro1">
          <table:table-cell table:style-name="ce2"/>
          <table:table-cell table:style-name="ce21" table:formula="of:=COM.MICROSOFT.SWITCH([.P10];&quot;Maker&quot;;([.Z20]-([.Z12]*[.Z10]))/(([.Z12]*[.L10])-[.Z12]);&quot;Taker&quot;;([.Z21]-([.Z12]*[.Z10]))/(([.Z12]*[.L10])-[.Z12]))" office:value-type="currency" office:currency="USD" office:value="3265.77536462802" calcext:value-type="currency" table:number-columns-spanned="18" table:number-rows-spanned="3">
            <text:p>$3 265,77536</text:p>
          </table:table-cell>
          <table:covered-table-cell table:number-columns-repeated="3" table:style-name="ce49"/>
          <table:covered-table-cell table:style-name="ce65"/>
          <table:covered-table-cell table:number-columns-repeated="12" table:style-name="ce90"/>
          <table:covered-table-cell table:style-name="ce113"/>
          <table:table-cell table:style-name="ce13"/>
          <table:table-cell table:style-name="ce122" table:formula="of:=COM.MICROSOFT.SWITCH([.BE2];&quot;Polski&quot;;&quot;Cena Wyj.&quot;;&quot;english&quot;;&quot;Exit Price&quot;)" office:value-type="string" office:string-value="Exit Price" calcext:value-type="string" table:number-columns-spanned="5" table:number-rows-spanned="1">
            <text:p>Exit Price</text:p>
          </table:table-cell>
          <table:covered-table-cell table:number-columns-repeated="4" table:style-name="ce139"/>
          <table:table-cell table:style-name="ce159" table:formula="of:=[.Z16]" office:value-type="currency" office:currency="USD" office:value="3263.4" calcext:value-type="currency" table:number-columns-spanned="5" table:number-rows-spanned="1">
            <text:p>$3 263,4000</text:p>
          </table:table-cell>
          <table:covered-table-cell table:style-name="ce159"/>
          <table:covered-table-cell table:number-columns-repeated="3" table:style-name="ce185"/>
          <table:table-cell table:style-name="ce123" office:value-type="string" calcext:value-type="string" table:number-columns-spanned="5" table:number-rows-spanned="1">
            <text:p>PNL</text:p>
          </table:table-cell>
          <table:covered-table-cell table:number-columns-repeated="2" table:style-name="ce139"/>
          <table:covered-table-cell table:number-columns-repeated="2" table:style-name="ce179"/>
          <table:table-cell table:style-name="ce161" table:formula="of:=([.Z11]-[.Z10])*[.Z12]" office:value-type="currency" office:currency="USD" office:value="-200" calcext:value-type="currency" table:number-columns-spanned="5" table:number-rows-spanned="1">
            <text:p>-$200,00</text:p>
          </table:table-cell>
          <table:covered-table-cell table:style-name="ce161"/>
          <table:covered-table-cell table:number-columns-repeated="3" table:style-name="ce235"/>
          <table:table-cell table:style-name="ce13"/>
          <table:table-cell table:style-name="ce75" table:number-columns-repeated="28"/>
          <table:table-cell table:style-name="ce272"/>
          <table:table-cell table:style-name="ce106" table:number-columns-repeated="954"/>
        </table:table-row>
        <table:table-row table:style-name="ro1">
          <table:table-cell table:style-name="ce2"/>
          <table:covered-table-cell table:style-name="ce23"/>
          <table:covered-table-cell table:number-columns-repeated="3" table:style-name="ce49"/>
          <table:covered-table-cell table:style-name="ce65"/>
          <table:covered-table-cell table:number-columns-repeated="12" table:style-name="ce90"/>
          <table:covered-table-cell table:style-name="ce113"/>
          <table:table-cell table:style-name="ce13"/>
          <table:table-cell table:style-name="ce123" table:formula="of:=COM.MICROSOFT.SWITCH([.BE2];&quot;Polski&quot;;&quot;Wolumen&quot;;&quot;english&quot;;&quot;Quantity&quot;)" office:value-type="string" office:string-value="Quantity" calcext:value-type="string" table:number-columns-spanned="5" table:number-rows-spanned="1">
            <text:p>Quantity</text:p>
          </table:table-cell>
          <table:covered-table-cell table:number-columns-repeated="4" table:style-name="ce139"/>
          <table:table-cell table:style-name="ce160" table:formula="of:=[.AJ5]" office:value-type="float" office:value="3.003003003003" calcext:value-type="float" table:number-columns-spanned="5" table:number-rows-spanned="1">
            <text:p>3,0030</text:p>
          </table:table-cell>
          <table:covered-table-cell table:style-name="ce173"/>
          <table:covered-table-cell table:number-columns-repeated="3" table:style-name="ce185"/>
          <table:table-cell table:style-name="ce210" office:value-type="string" calcext:value-type="string" table:number-columns-spanned="5" table:number-rows-spanned="1">
            <text:p>ROE</text:p>
          </table:table-cell>
          <table:covered-table-cell table:number-columns-repeated="2" table:style-name="ce139"/>
          <table:covered-table-cell table:number-columns-repeated="2" table:style-name="ce179"/>
          <table:table-cell table:style-name="ce227" table:formula="of:=[.AJ11]/[.AJ10]" office:value-type="percentage" office:value="-0.819999999999999" calcext:value-type="percentage" table:number-columns-spanned="5" table:number-rows-spanned="1">
            <text:p>-82,00%</text:p>
          </table:table-cell>
          <table:covered-table-cell table:style-name="ce227"/>
          <table:covered-table-cell table:number-columns-repeated="3" table:style-name="ce235"/>
          <table:table-cell table:style-name="ce13"/>
          <table:table-cell table:style-name="ce75" table:number-columns-repeated="28"/>
          <table:table-cell table:style-name="ce272"/>
          <table:table-cell table:style-name="ce106" table:number-columns-repeated="954"/>
        </table:table-row>
        <table:table-row table:style-name="ro1">
          <table:table-cell table:style-name="ce2"/>
          <table:covered-table-cell table:style-name="ce24"/>
          <table:covered-table-cell table:number-columns-repeated="3" table:style-name="ce50"/>
          <table:covered-table-cell table:style-name="ce47"/>
          <table:covered-table-cell table:number-columns-repeated="12" table:style-name="ce90"/>
          <table:covered-table-cell table:style-name="ce113"/>
          <table:table-cell table:style-name="ce13"/>
          <table:table-cell table:style-name="ce2" table:number-columns-repeated="7"/>
          <table:table-cell table:style-name="ce102"/>
          <table:table-cell table:style-name="ce2" table:number-columns-repeated="2"/>
          <table:table-cell table:style-name="ce193"/>
          <table:table-cell table:style-name="ce75"/>
          <table:table-cell table:style-name="ce193"/>
          <table:table-cell table:style-name="ce2" table:number-columns-repeated="4"/>
          <table:table-cell table:style-name="ce193" table:number-columns-repeated="3"/>
          <table:table-cell table:style-name="ce13"/>
          <table:table-cell table:style-name="ce75" table:number-columns-repeated="28"/>
          <table:table-cell table:style-name="ce272"/>
          <table:table-cell table:number-columns-repeated="954"/>
        </table:table-row>
        <table:table-row table:style-name="ro1">
          <table:table-cell table:style-name="ce2"/>
          <table:table-cell table:style-name="ce25" table:formula="of:=COM.MICROSOFT.SWITCH([.BE2];&quot;Polski&quot;;&quot;% do Likwidacji Pozycji&quot;;&quot;english&quot;;&quot;% to Liquidation Price&quot;)" office:value-type="string" office:string-value="% to Liquidation Price" calcext:value-type="string" table:number-columns-spanned="18" table:number-rows-spanned="1">
            <text:p>% to Liquidation Price</text:p>
          </table:table-cell>
          <table:covered-table-cell table:number-columns-repeated="3" table:style-name="ce50"/>
          <table:covered-table-cell table:style-name="ce47"/>
          <table:covered-table-cell table:number-columns-repeated="12" table:style-name="ce90"/>
          <table:covered-table-cell table:style-name="ce113"/>
          <table:table-cell table:style-name="ce13"/>
          <table:table-cell table:style-name="ce124" office:value-type="string" calcext:value-type="string" table:number-columns-spanned="7" table:number-rows-spanned="1">
            <text:p>Stop Loss</text:p>
          </table:table-cell>
          <table:covered-table-cell table:number-columns-repeated="2" table:style-name="ce144"/>
          <table:covered-table-cell table:number-columns-repeated="4" table:style-name="ce139"/>
          <table:table-cell table:style-name="ce188" table:content-validation-name="val3" office:value-type="percentage" office:value="0.02" calcext:value-type="percentage" table:number-columns-spanned="3" table:number-rows-spanned="1">
            <text:p>2%</text:p>
          </table:table-cell>
          <table:covered-table-cell table:style-name="ce198"/>
          <table:covered-table-cell table:style-name="ce180"/>
          <table:table-cell table:style-name="ce213"/>
          <table:table-cell table:style-name="ce13" table:number-columns-repeated="4"/>
          <table:table-cell table:style-name="ce229"/>
          <table:table-cell table:style-name="ce232"/>
          <table:table-cell table:style-name="ce13"/>
          <table:table-cell table:style-name="ce232" table:number-columns-repeated="2"/>
          <table:table-cell table:style-name="ce13"/>
          <table:table-cell table:style-name="ce75" table:number-columns-repeated="28"/>
          <table:table-cell table:style-name="ce272"/>
          <table:table-cell table:number-columns-repeated="954"/>
        </table:table-row>
        <table:table-row table:style-name="ro1">
          <table:table-cell table:style-name="ce2"/>
          <table:table-cell table:style-name="ce27" table:formula="of:=[.B11]/[.Z10]-1" office:value-type="percentage" office:value="-0.0192866772888833" calcext:value-type="percentage" table:number-columns-spanned="18" table:number-rows-spanned="3">
            <text:p>-1,93%</text:p>
          </table:table-cell>
          <table:covered-table-cell table:number-columns-repeated="3" table:style-name="ce50"/>
          <table:covered-table-cell table:style-name="ce47"/>
          <table:covered-table-cell table:number-columns-repeated="12" table:style-name="ce90"/>
          <table:covered-table-cell table:style-name="ce113"/>
          <table:table-cell table:style-name="ce13"/>
          <table:table-cell table:style-name="ce131" table:formula="of:=IF([.BR31];&quot;PNL&quot;;&quot;PNL&quot;)" office:value-type="string" office:string-value="PNL" calcext:value-type="string" table:number-columns-spanned="5" table:number-rows-spanned="1">
            <text:p>PNL</text:p>
          </table:table-cell>
          <table:covered-table-cell table:number-columns-repeated="4" table:style-name="ce139"/>
          <table:table-cell table:style-name="ce161" table:formula="of:=COM.MICROSOFT.SWITCH([.AB14];&quot;2%&quot;;[.AJ11];&quot;5%&quot;;[.AJ11])" office:value-type="currency" office:currency="USD" office:value="-200" calcext:value-type="currency" table:number-columns-spanned="5" table:number-rows-spanned="1">
            <text:p>-$200,00</text:p>
          </table:table-cell>
          <table:covered-table-cell table:style-name="ce174"/>
          <table:covered-table-cell table:number-columns-repeated="3" table:style-name="ce185"/>
          <table:table-cell table:style-name="ce213"/>
          <table:table-cell table:style-name="ce220" table:number-columns-repeated="4"/>
          <table:table-cell table:style-name="ce229"/>
          <table:table-cell table:style-name="ce232" table:number-columns-repeated="4"/>
          <table:table-cell table:style-name="ce13"/>
          <table:table-cell table:style-name="ce75" table:number-columns-repeated="28"/>
          <table:table-cell table:style-name="ce272"/>
          <table:table-cell table:number-columns-repeated="954"/>
        </table:table-row>
        <table:table-row table:style-name="ro1">
          <table:table-cell table:style-name="ce2"/>
          <table:covered-table-cell table:style-name="ce28"/>
          <table:covered-table-cell table:number-columns-repeated="3" table:style-name="ce52"/>
          <table:covered-table-cell table:style-name="ce47"/>
          <table:covered-table-cell table:number-columns-repeated="12" table:style-name="ce90"/>
          <table:covered-table-cell table:style-name="ce113"/>
          <table:table-cell table:style-name="ce13"/>
          <table:table-cell table:style-name="ce123" table:formula="of:=COM.MICROSOFT.SWITCH([.BE2];&quot;Polski&quot;;&quot;Cena SL&quot;;&quot;english&quot;;&quot;SL Price&quot;)" office:value-type="string" office:string-value="SL Price" calcext:value-type="string" table:number-columns-spanned="5" table:number-rows-spanned="1">
            <text:p>SL Price</text:p>
          </table:table-cell>
          <table:covered-table-cell table:number-columns-repeated="4" table:style-name="ce139"/>
          <table:table-cell table:style-name="ce159" table:formula="of:=COM.MICROSOFT.SWITCH([.AB14];&quot;2%&quot;;[.Z10]*0.98;&quot;5%&quot;;[.Z10]*0.95)" office:value-type="currency" office:currency="USD" office:value="3263.4" calcext:value-type="currency" table:number-columns-spanned="5" table:number-rows-spanned="1">
            <text:p>$3 263,4000</text:p>
          </table:table-cell>
          <table:covered-table-cell table:style-name="ce159"/>
          <table:covered-table-cell table:number-columns-repeated="3" table:style-name="ce185"/>
          <table:table-cell table:style-name="ce213"/>
          <table:table-cell table:style-name="ce220" table:number-columns-repeated="4"/>
          <table:table-cell table:style-name="ce229"/>
          <table:table-cell table:style-name="ce232" table:number-columns-repeated="4"/>
          <table:table-cell table:style-name="ce13"/>
          <table:table-cell table:style-name="ce75" table:number-columns-repeated="28"/>
          <table:table-cell table:style-name="ce272"/>
          <table:table-cell table:number-columns-repeated="954"/>
        </table:table-row>
        <table:table-row table:style-name="ro1">
          <table:table-cell table:style-name="ce2"/>
          <table:covered-table-cell table:style-name="ce29"/>
          <table:covered-table-cell table:style-name="ce47"/>
          <table:covered-table-cell table:number-columns-repeated="3" table:style-name="ce65"/>
          <table:covered-table-cell table:number-columns-repeated="12" table:style-name="ce90"/>
          <table:covered-table-cell table:style-name="ce113"/>
          <table:table-cell table:style-name="ce13"/>
          <table:table-cell table:style-name="ce132" office:value-type="string" calcext:value-type="string" table:number-columns-spanned="5" table:number-rows-spanned="1">
            <text:p>SL %</text:p>
          </table:table-cell>
          <table:covered-table-cell table:number-columns-repeated="4" table:style-name="ce139"/>
          <table:table-cell table:style-name="ce162" table:formula="of:=COM.MICROSOFT.SWITCH([.AB14];&quot;2%&quot;;(1-[.Z10]/[.Z11])*[.B5];&quot;5%&quot;;(1-[.Z10]/[.Z11])*[.B5])" office:value-type="percentage" office:value="-0.836734693877552" calcext:value-type="percentage" table:number-columns-spanned="5" table:number-rows-spanned="1">
            <text:p>-83,67%</text:p>
          </table:table-cell>
          <table:covered-table-cell table:style-name="ce175"/>
          <table:covered-table-cell table:number-columns-repeated="3" table:style-name="ce185"/>
          <table:table-cell table:style-name="ce213"/>
          <table:table-cell table:style-name="ce220" table:number-columns-repeated="4"/>
          <table:table-cell table:style-name="ce229"/>
          <table:table-cell table:style-name="ce232" table:number-columns-repeated="4"/>
          <table:table-cell table:style-name="ce13"/>
          <table:table-cell table:style-name="ce75" table:number-columns-repeated="28"/>
          <table:table-cell table:style-name="ce272"/>
          <table:table-cell table:number-columns-repeated="954"/>
        </table:table-row>
        <table:table-row table:style-name="ro1">
          <table:table-cell table:style-name="ce2"/>
          <table:table-cell table:style-name="ce13" table:number-columns-repeated="4"/>
          <table:table-cell table:style-name="ce2"/>
          <table:table-cell table:style-name="ce13" table:number-columns-repeated="21"/>
          <table:table-cell table:style-name="ce102"/>
          <table:table-cell table:style-name="ce2" table:number-columns-repeated="2"/>
          <table:table-cell table:style-name="ce193"/>
          <table:table-cell table:style-name="ce75"/>
          <table:table-cell table:style-name="ce193"/>
          <table:table-cell table:style-name="ce2" table:number-columns-repeated="4"/>
          <table:table-cell table:style-name="ce63" table:number-columns-repeated="3"/>
          <table:table-cell table:style-name="ce13"/>
          <table:table-cell table:style-name="ce75" table:number-columns-repeated="28"/>
          <table:table-cell table:style-name="ce273"/>
          <table:table-cell table:number-columns-repeated="954"/>
        </table:table-row>
        <table:table-row table:style-name="ro1">
          <table:table-cell table:style-name="ce2"/>
          <table:table-cell table:style-name="ce15" table:formula="of:=COM.MICROSOFT.SWITCH([.BE2];&quot;Polski&quot;;&quot;Rzeczywista Wielkość Pozycji&quot;;&quot;english&quot;;&quot;Real position size&quot;)" office:value-type="string" office:string-value="Real position size" calcext:value-type="string" table:number-columns-spanned="18" table:number-rows-spanned="1">
            <text:p>Real position size</text:p>
          </table:table-cell>
          <table:covered-table-cell table:number-columns-repeated="4" table:style-name="ce53"/>
          <table:covered-table-cell table:number-columns-repeated="13" table:style-name="ce66"/>
          <table:table-cell table:style-name="ce13"/>
          <table:table-cell table:style-name="ce124" table:formula="of:=COM.MICROSOFT.SWITCH([.BE2];&quot;Polski&quot;;&quot;Margin + Opłata&quot;;&quot;english&quot;;&quot;Margin + Fee&quot;)" office:value-type="string" office:string-value="Margin + Fee" calcext:value-type="string" table:number-columns-spanned="10" table:number-rows-spanned="1">
            <text:p>Margin + Fee</text:p>
          </table:table-cell>
          <table:covered-table-cell table:number-columns-repeated="2" table:style-name="ce145"/>
          <table:covered-table-cell table:number-columns-repeated="4" table:style-name="ce139"/>
          <table:covered-table-cell table:number-columns-repeated="3" table:style-name="ce179"/>
          <table:table-cell table:style-name="ce124" table:formula="of:=COM.MICROSOFT.SWITCH([.BE2];&quot;Polski&quot;;&quot;Opłata&quot;;&quot;english&quot;;&quot;Fee&quot;)" office:value-type="string" office:string-value="Fee" calcext:value-type="string" table:number-columns-spanned="10" table:number-rows-spanned="1">
            <text:p>Fee</text:p>
          </table:table-cell>
          <table:covered-table-cell table:number-columns-repeated="2" table:style-name="ce145"/>
          <table:covered-table-cell table:number-columns-repeated="7" table:style-name="ce223"/>
          <table:table-cell table:style-name="ce13"/>
          <table:table-cell table:style-name="ce75" table:number-columns-repeated="28"/>
          <table:table-cell table:style-name="ce273"/>
          <table:table-cell table:number-columns-repeated="954"/>
        </table:table-row>
        <table:table-row table:style-name="ro1">
          <table:table-cell table:style-name="ce2"/>
          <table:table-cell table:style-name="ce30" table:formula="of:=[.Z5]" office:value-type="currency" office:currency="USD" office:value="10000" calcext:value-type="currency" table:number-columns-spanned="18" table:number-rows-spanned="3">
            <text:p>$10 000,00</text:p>
          </table:table-cell>
          <table:covered-table-cell table:number-columns-repeated="2" table:style-name="ce33"/>
          <table:covered-table-cell table:style-name="ce71"/>
          <table:covered-table-cell table:style-name="ce53"/>
          <table:covered-table-cell table:number-columns-repeated="13" table:style-name="ce66"/>
          <table:table-cell table:style-name="ce13"/>
          <table:table-cell table:style-name="ce123" office:value-type="string" calcext:value-type="string" table:number-columns-spanned="5" table:number-rows-spanned="1">
            <text:p>Maker</text:p>
          </table:table-cell>
          <table:covered-table-cell table:number-columns-repeated="4" table:style-name="ce139"/>
          <table:table-cell table:style-name="ce164" table:formula="of:=[.AJ10]-[.AJ20]" office:value-type="currency" office:currency="USD" office:value="241.90243902439" calcext:value-type="currency" table:number-columns-spanned="5" table:number-rows-spanned="1">
            <text:p>$241,902</text:p>
          </table:table-cell>
          <table:covered-table-cell table:style-name="ce176"/>
          <table:covered-table-cell table:number-columns-repeated="3" table:style-name="ce185"/>
          <table:table-cell table:style-name="ce123" office:value-type="string" calcext:value-type="string" table:number-columns-spanned="5" table:number-rows-spanned="1">
            <text:p>Maker</text:p>
          </table:table-cell>
          <table:covered-table-cell table:number-columns-repeated="2" table:style-name="ce139"/>
          <table:covered-table-cell table:number-columns-repeated="2" table:style-name="ce223"/>
          <table:table-cell table:style-name="ce161" table:formula="of:=([.Z10]*[.Z12])*0.0002" office:value-type="currency" office:currency="USD" office:value="2" calcext:value-type="currency" table:number-columns-spanned="5" table:number-rows-spanned="1">
            <text:p>$2,00</text:p>
          </table:table-cell>
          <table:covered-table-cell table:style-name="ce161"/>
          <table:covered-table-cell table:number-columns-repeated="3" table:style-name="ce192"/>
          <table:table-cell table:style-name="ce13"/>
          <table:table-cell table:style-name="ce75" table:number-columns-repeated="28"/>
          <table:table-cell table:style-name="ce274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covered-table-cell table:style-name="ce32"/>
          <table:covered-table-cell table:number-columns-repeated="2" table:style-name="ce33"/>
          <table:covered-table-cell table:style-name="ce71"/>
          <table:covered-table-cell table:style-name="ce53"/>
          <table:covered-table-cell table:number-columns-repeated="13" table:style-name="ce66"/>
          <table:table-cell table:style-name="ce13"/>
          <table:table-cell table:style-name="ce123" office:value-type="string" calcext:value-type="string" table:number-columns-spanned="5" table:number-rows-spanned="1">
            <text:p>Taker</text:p>
          </table:table-cell>
          <table:covered-table-cell table:number-columns-repeated="4" table:style-name="ce139"/>
          <table:table-cell table:style-name="ce164" table:formula="of:=[.AJ10]-[.AJ21]" office:value-type="currency" office:currency="USD" office:value="239.90243902439" calcext:value-type="currency" table:number-columns-spanned="5" table:number-rows-spanned="1">
            <text:p>$239,902</text:p>
          </table:table-cell>
          <table:covered-table-cell table:style-name="ce176"/>
          <table:covered-table-cell table:style-name="ce192"/>
          <table:covered-table-cell table:number-columns-repeated="2" table:style-name="ce185"/>
          <table:table-cell table:style-name="ce123" office:value-type="string" calcext:value-type="string" table:number-columns-spanned="5" table:number-rows-spanned="1">
            <text:p>Taker</text:p>
          </table:table-cell>
          <table:covered-table-cell table:number-columns-repeated="2" table:style-name="ce139"/>
          <table:covered-table-cell table:number-columns-repeated="2" table:style-name="ce179"/>
          <table:table-cell table:style-name="ce161" table:formula="of:=([.Z10]*[.Z12])*0.0004" office:value-type="currency" office:currency="USD" office:value="4" calcext:value-type="currency" table:number-columns-spanned="5" table:number-rows-spanned="1">
            <text:p>$4,00</text:p>
          </table:table-cell>
          <table:covered-table-cell table:style-name="ce161"/>
          <table:covered-table-cell table:number-columns-repeated="3" table:style-name="ce185"/>
          <table:table-cell table:style-name="ce13"/>
          <table:table-cell table:style-name="ce75" table:number-columns-repeated="28"/>
          <table:table-cell table:style-name="ce274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covered-table-cell table:number-columns-repeated="3" table:style-name="ce33"/>
          <table:covered-table-cell table:style-name="ce71"/>
          <table:covered-table-cell table:style-name="ce53"/>
          <table:covered-table-cell table:number-columns-repeated="13" table:style-name="ce66"/>
          <table:table-cell table:style-name="ce13"/>
          <table:table-cell table:style-name="ce137" table:number-columns-repeated="20"/>
          <table:table-cell table:style-name="ce13"/>
          <table:table-cell table:style-name="ce75" table:number-columns-repeated="28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table-cell table:style-name="ce25" table:formula="of:=COM.MICROSOFT.SWITCH([.BE2];&quot;Polski&quot;;&quot;Depozyt Zabez.&quot;;&quot;english&quot;;&quot;Initial Margin&quot;)" office:value-type="string" office:string-value="Initial Margin" calcext:value-type="string" table:number-columns-spanned="9" table:number-rows-spanned="1">
            <text:p>Initial Margin</text:p>
          </table:table-cell>
          <table:covered-table-cell table:style-name="ce33"/>
          <table:covered-table-cell table:number-columns-repeated="2" table:style-name="ce66"/>
          <table:covered-table-cell table:style-name="ce77"/>
          <table:covered-table-cell table:number-columns-repeated="4" table:style-name="ce66"/>
          <table:table-cell table:style-name="ce25" table:formula="of:=COM.MICROSOFT.SWITCH([.BE2];&quot;Polski&quot;;&quot;Pożyczone środki&quot;;&quot;english&quot;;&quot;Borrowed funds&quot;)" office:value-type="string" office:string-value="Borrowed funds" calcext:value-type="string" table:number-columns-spanned="9" table:number-rows-spanned="1">
            <text:p>Borrowed funds</text:p>
          </table:table-cell>
          <table:covered-table-cell table:style-name="ce71"/>
          <table:covered-table-cell table:number-columns-repeated="7" table:style-name="ce66"/>
          <table:table-cell table:style-name="ce13"/>
          <table:table-cell table:style-name="ce2"/>
          <table:table-cell table:style-name="ce146"/>
          <table:table-cell table:style-name="ce147"/>
          <table:table-cell table:style-name="ce146" table:number-columns-repeated="3"/>
          <table:table-cell table:style-name="ce147"/>
          <table:table-cell table:style-name="ce193"/>
          <table:table-cell table:style-name="ce199" table:number-columns-repeated="2"/>
          <table:table-cell table:style-name="ce63"/>
          <table:table-cell table:style-name="ce199"/>
          <table:table-cell table:style-name="ce221"/>
          <table:table-cell table:style-name="ce2" table:number-columns-repeated="3"/>
          <table:table-cell table:style-name="ce13" table:number-columns-repeated="5"/>
          <table:table-cell table:style-name="ce75" table:number-columns-repeated="28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table-cell table:style-name="ce36" table:formula="of:=[.AJ10]" office:value-type="currency" office:currency="USD" office:value="243.90243902439" calcext:value-type="currency" table:number-columns-spanned="9" table:number-rows-spanned="3">
            <text:p>$243,90</text:p>
          </table:table-cell>
          <table:covered-table-cell table:style-name="ce33"/>
          <table:covered-table-cell table:number-columns-repeated="2" table:style-name="ce66"/>
          <table:covered-table-cell table:style-name="ce79"/>
          <table:covered-table-cell table:number-columns-repeated="4" table:style-name="ce66"/>
          <table:table-cell table:style-name="ce92" table:formula="of:=[.B20]-[.AJ10]" office:value-type="currency" office:currency="USD" office:value="9756.09756097561" calcext:value-type="currency" table:number-columns-spanned="9" table:number-rows-spanned="3">
            <text:p>$9 756,10</text:p>
          </table:table-cell>
          <table:covered-table-cell table:style-name="ce66"/>
          <table:covered-table-cell table:style-name="ce71"/>
          <table:covered-table-cell table:number-columns-repeated="6" table:style-name="ce66"/>
          <table:table-cell table:style-name="ce13" table:number-columns-repeated="22"/>
          <table:table-cell table:style-name="ce75" table:number-columns-repeated="12"/>
          <table:table-cell table:style-name="ce13"/>
          <table:table-cell table:style-name="ce75" table:number-columns-repeated="15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covered-table-cell table:number-columns-repeated="2" table:style-name="ce32"/>
          <table:covered-table-cell table:number-columns-repeated="2" table:style-name="ce66"/>
          <table:covered-table-cell table:style-name="ce80"/>
          <table:covered-table-cell table:number-columns-repeated="5" table:style-name="ce66"/>
          <table:covered-table-cell table:number-columns-repeated="2" table:style-name="ce32"/>
          <table:covered-table-cell table:number-columns-repeated="6" table:style-name="ce66"/>
          <table:table-cell table:style-name="ce13" table:number-columns-repeated="22"/>
          <table:table-cell table:style-name="ce75" table:number-columns-repeated="12"/>
          <table:table-cell table:style-name="ce13"/>
          <table:table-cell table:style-name="ce75" table:number-columns-repeated="15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covered-table-cell table:style-name="ce37"/>
          <table:covered-table-cell table:style-name="ce53"/>
          <table:covered-table-cell table:number-columns-repeated="2" table:style-name="ce66"/>
          <table:covered-table-cell table:style-name="ce83"/>
          <table:covered-table-cell table:number-columns-repeated="5" table:style-name="ce66"/>
          <table:covered-table-cell table:number-columns-repeated="2" table:style-name="ce53"/>
          <table:covered-table-cell table:number-columns-repeated="6" table:style-name="ce66"/>
          <table:table-cell table:style-name="ce13" table:number-columns-repeated="22"/>
          <table:table-cell table:style-name="ce75" table:number-columns-repeated="12"/>
          <table:table-cell table:style-name="ce13"/>
          <table:table-cell table:style-name="ce75" table:number-columns-repeated="15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table-cell table:style-name="ce13" table:number-columns-repeated="19"/>
          <table:table-cell table:style-name="ce138"/>
          <table:table-cell table:style-name="ce2" table:number-columns-repeated="2"/>
          <table:table-cell table:style-name="ce13" table:number-columns-repeated="3"/>
          <table:table-cell table:style-name="ce3"/>
          <table:table-cell table:style-name="ce154"/>
          <table:table-cell table:style-name="ce13" table:number-columns-repeated="13"/>
          <table:table-cell table:style-name="ce75" table:number-columns-repeated="12"/>
          <table:table-cell table:style-name="ce13"/>
          <table:table-cell table:style-name="ce75" table:number-columns-repeated="15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2"/>
          <table:table-cell table:style-name="ce13" table:number-columns-repeated="4"/>
          <table:table-cell table:style-name="ce3"/>
          <table:table-cell table:style-name="ce13" table:number-columns-repeated="14"/>
          <table:table-cell table:style-name="ce138"/>
          <table:table-cell table:style-name="ce2" table:number-columns-repeated="2"/>
          <table:table-cell table:style-name="ce13" table:number-columns-repeated="3"/>
          <table:table-cell table:style-name="ce3"/>
          <table:table-cell table:style-name="ce13" table:number-columns-repeated="11"/>
          <table:table-cell table:style-name="ce251"/>
          <table:table-cell table:style-name="ce13" table:number-columns-repeated="2"/>
          <table:table-cell table:style-name="ce75" table:number-columns-repeated="12"/>
          <table:table-cell table:style-name="ce13"/>
          <table:table-cell table:style-name="ce75" table:number-columns-repeated="15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3"/>
          <table:table-cell table:style-name="ce13" table:number-columns-repeated="23"/>
          <table:table-cell table:style-name="ce154"/>
          <table:table-cell table:style-name="ce13" table:number-columns-repeated="16"/>
          <table:table-cell table:style-name="ce75" table:number-columns-repeated="12"/>
          <table:table-cell table:style-name="ce13"/>
          <table:table-cell table:style-name="ce75" table:number-columns-repeated="15"/>
          <table:table-cell table:style-name="ce273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4"/>
          <table:table-cell table:style-name="ce13" table:number-columns-repeated="18"/>
          <table:table-cell table:style-name="ce114"/>
          <table:table-cell table:style-name="ce13" table:number-columns-repeated="4"/>
          <table:table-cell table:style-name="ce154"/>
          <table:table-cell table:style-name="ce13" table:number-columns-repeated="16"/>
          <table:table-cell table:style-name="ce75" table:number-columns-repeated="12"/>
          <table:table-cell table:style-name="ce13"/>
          <table:table-cell table:style-name="ce75" table:number-columns-repeated="9"/>
          <table:table-cell table:style-name="ce13" table:number-columns-repeated="3"/>
          <table:table-cell table:style-name="ce75" table:number-columns-repeated="3"/>
          <table:table-cell table:style-name="ce275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3"/>
          <table:table-cell table:style-name="ce13" table:number-columns-repeated="22"/>
          <table:table-cell table:style-name="ce75" table:number-columns-repeated="30"/>
          <table:table-cell table:style-name="ce13"/>
          <table:table-cell table:style-name="ce75" table:number-columns-repeated="15"/>
          <table:table-cell table:style-name="ce264"/>
          <table:table-cell table:number-columns-repeated="2"/>
          <table:table-cell table:style-name="ce245"/>
          <table:table-cell table:number-columns-repeated="951"/>
        </table:table-row>
        <table:table-row table:style-name="ro1">
          <table:table-cell table:style-name="ce9"/>
          <table:table-cell table:style-name="ce38"/>
          <table:table-cell table:style-name="ce56"/>
          <table:table-cell table:style-name="ce13" table:number-columns-repeated="2"/>
          <table:table-cell table:style-name="ce85" table:number-columns-repeated="5"/>
          <table:table-cell table:style-name="ce93"/>
          <table:table-cell table:style-name="ce3"/>
          <table:table-cell table:style-name="ce103"/>
          <table:table-cell table:style-name="ce3" table:number-columns-repeated="2"/>
          <table:table-cell table:style-name="ce110"/>
          <table:table-cell table:style-name="ce85" table:number-columns-repeated="2"/>
          <table:table-cell table:style-name="ce110" table:number-columns-repeated="2"/>
          <table:table-cell table:style-name="ce13" table:number-columns-repeated="3"/>
          <table:table-cell table:style-name="ce75" table:number-columns-repeated="36"/>
          <table:table-cell table:style-name="ce262" office:value-type="string" calcext:value-type="string" table:number-columns-spanned="8" table:number-rows-spanned="1">
            <text:p>v1.2 eng_pl</text:p>
          </table:table-cell>
          <table:covered-table-cell table:number-columns-repeated="2" table:style-name="ce75"/>
          <table:covered-table-cell table:style-name="ce13"/>
          <table:covered-table-cell table:style-name="ce154"/>
          <table:covered-table-cell table:style-name="ce263"/>
          <table:covered-table-cell table:style-name="ce75"/>
          <table:covered-table-cell table:style-name="ce264"/>
          <table:table-cell table:style-name="ce265" office:value-type="string" calcext:value-type="string" table:number-columns-spanned="3" table:number-rows-spanned="1">
            <text:p>by Bart</text:p>
          </table:table-cell>
          <table:covered-table-cell table:number-columns-repeated="2" table:style-name="ce75"/>
          <table:table-cell table:number-columns-repeated="2"/>
          <table:table-cell table:style-name="ce245"/>
          <table:table-cell table:number-columns-repeated="951"/>
        </table:table-row>
        <table:table-row table:style-name="ro2" table:visibility="collapse">
          <table:table-cell table:style-name="ce10" table:number-columns-repeated="2"/>
          <table:table-cell/>
          <table:table-cell table:style-name="ce54"/>
          <table:table-cell table:number-columns-repeated="6"/>
          <table:table-cell table:style-name="ce57" table:number-columns-repeated="5"/>
          <table:table-cell table:style-name="ce54"/>
          <table:table-cell table:number-columns-repeated="2"/>
          <table:table-cell table:style-name="ce54" table:number-columns-repeated="2"/>
          <table:table-cell table:number-columns-repeated="1004"/>
        </table:table-row>
        <table:table-row table:style-name="ro2" table:visibility="collapse">
          <table:table-cell table:style-name="ce8"/>
          <table:table-cell table:style-name="ce10"/>
          <table:table-cell/>
          <table:table-cell table:style-name="ce54"/>
          <table:table-cell/>
          <table:table-cell table:style-name="ce10" table:number-columns-repeated="5"/>
          <table:table-cell table:style-name="ce57" table:number-columns-repeated="5"/>
          <table:table-cell table:style-name="ce54"/>
          <table:table-cell table:number-columns-repeated="2"/>
          <table:table-cell table:style-name="ce54" table:number-columns-repeated="2"/>
          <table:table-cell table:number-columns-repeated="1004"/>
        </table:table-row>
        <table:table-row table:style-name="ro2" table:visibility="collapse" table:number-rows-repeated="2">
          <table:table-cell table:number-columns-repeated="2"/>
          <table:table-cell table:style-name="ce10"/>
          <table:table-cell table:style-name="ce54"/>
          <table:table-cell/>
          <table:table-cell table:style-name="ce10" table:number-columns-repeated="5"/>
          <table:table-cell table:style-name="ce57" table:number-columns-repeated="5"/>
          <table:table-cell table:style-name="ce54"/>
          <table:table-cell table:number-columns-repeated="2"/>
          <table:table-cell table:style-name="ce54" table:number-columns-repeated="2"/>
          <table:table-cell table:number-columns-repeated="1004"/>
        </table:table-row>
        <table:table-row table:style-name="ro2" table:visibility="collapse">
          <table:table-cell table:number-columns-repeated="2"/>
          <table:table-cell table:style-name="ce10"/>
          <table:table-cell table:style-name="ce54"/>
          <table:table-cell table:number-columns-repeated="9"/>
          <table:table-cell table:style-name="ce54"/>
          <table:table-cell/>
          <table:table-cell table:style-name="ce54"/>
          <table:table-cell table:number-columns-repeated="2"/>
          <table:table-cell table:style-name="ce54" table:number-columns-repeated="2"/>
          <table:table-cell table:number-columns-repeated="1004"/>
        </table:table-row>
        <table:table-row table:style-name="ro2" table:visibility="collapse">
          <table:table-cell table:number-columns-repeated="2"/>
          <table:table-cell table:style-name="ce10"/>
          <table:table-cell table:style-name="ce54"/>
          <table:table-cell table:style-name="ce10" table:number-columns-repeated="9"/>
          <table:table-cell table:style-name="ce54"/>
          <table:table-cell/>
          <table:table-cell table:style-name="ce54"/>
          <table:table-cell table:number-columns-repeated="2"/>
          <table:table-cell table:style-name="ce54" table:number-columns-repeated="2"/>
          <table:table-cell table:number-columns-repeated="1004"/>
        </table:table-row>
        <table:table-row table:style-name="ro2" table:visibility="collapse">
          <table:table-cell table:number-columns-repeated="2"/>
          <table:table-cell table:style-name="ce57"/>
          <table:table-cell table:style-name="ce54" table:number-columns-repeated="11"/>
          <table:table-cell/>
          <table:table-cell table:style-name="ce54" table:number-columns-repeated="5"/>
          <table:table-cell table:number-columns-repeated="1004"/>
        </table:table-row>
        <table:table-row table:style-name="ro2" table:visibility="collapse" table:number-rows-repeated="1048536">
          <table:table-cell table:number-columns-repeated="1024"/>
        </table:table-row>
        <table:table-row table:style-name="ro2" table:visibility="collapse">
          <table:table-cell table:number-columns-repeated="1024"/>
        </table:table-row>
        <calcext:conditional-formats>
          <calcext:conditional-format calcext:target-range-address="Binance_Futures.B15:Binance_Futures.B15">
            <calcext:condition calcext:apply-style-name="-5%" calcext:value="&lt;-5%" calcext:base-cell-address="Binance_Futures.B15"/>
            <calcext:condition calcext:apply-style-name="-2%" calcext:value="between(-5%,-2%)" calcext:base-cell-address="Binance_Futures.B15"/>
            <calcext:condition calcext:apply-style-name="&gt;-2%" calcext:value="&lt;-2%" calcext:base-cell-address="Binance_Futures.B15"/>
          </calcext:conditional-format>
          <calcext:conditional-format calcext:target-range-address="Binance_Futures.B24:Binance_Futures.B24">
            <calcext:condition calcext:apply-style-name="_DepoZab&lt;" calcext:value="formula-is([.B24]&gt;=[.K24])" calcext:base-cell-address="Binance_Futures.B24"/>
          </calcext:conditional-format>
          <calcext:conditional-format calcext:target-range-address="Binance_Futures.B5:Binance_Futures.B5">
            <calcext:condition calcext:apply-style-name="10&gt;" calcext:value="formula-is([.B15]&lt;=-0.05)" calcext:base-cell-address="Binance_Futures.B5"/>
            <calcext:condition calcext:apply-style-name="16&gt;" calcext:value="formula-is([.B15]&lt;=-0.02)" calcext:base-cell-address="Binance_Futures.B5"/>
            <calcext:condition calcext:apply-style-name="34&gt;" calcext:value="formula-is([.B15]&gt;-0.02)" calcext:base-cell-address="Binance_Futures.B5"/>
          </calcext:conditional-format>
        </calcext:conditional-formats>
      </table:table>
      <table:table table:name="Arkusz2" table:style-name="ta1">
        <table:table-column table:style-name="co3" table:default-cell-style-name="ce249"/>
        <table:table-column table:style-name="co4" table:default-cell-style-name="ce249"/>
        <table:table-column table:style-name="co5" table:default-cell-style-name="ce249"/>
        <table:table-column table:style-name="co6" table:default-cell-style-name="ce249"/>
        <table:table-column table:style-name="co7" table:default-cell-style-name="ce249"/>
        <table:table-column table:style-name="co2" table:default-cell-style-name="ce249"/>
        <table:table-column table:style-name="co2" table:default-cell-style-name="ce252"/>
        <table:table-column table:style-name="co2" table:number-columns-repeated="2" table:default-cell-style-name="ce249"/>
        <table:table-column table:style-name="co8" table:default-cell-style-name="ce249"/>
        <table:table-row table:style-name="ro3">
          <table:table-cell table:style-name="ce279" office:value-type="string" calcext:value-type="string">
            <text:p>Symbol</text:p>
          </table:table-cell>
          <table:table-cell table:style-name="ce281" office:value-type="string" calcext:value-type="string">
            <text:p>Min. Kwota Handlu</text:p>
          </table:table-cell>
          <table:table-cell table:style-name="ce281" office:value-type="string" calcext:value-type="string">
            <text:p>Min. Cena Zlecenia / Min. Ruch Cenowy</text:p>
          </table:table-cell>
          <table:table-cell table:style-name="ce281" office:value-type="string" calcext:value-type="string">
            <text:p>Stosunek Dolnego / Górnego Limitu Ceny Zlecenia Limit</text:p>
          </table:table-cell>
          <table:table-cell table:style-name="ce281" office:value-type="string" calcext:value-type="string">
            <text:p>Maks. Zlecenie Market / Ilość Zleceń Limit</text:p>
          </table:table-cell>
          <table:table-cell table:style-name="ce281" office:value-type="string" calcext:value-type="string">
            <text:p>Maks. Liczba Otwartych Zleceń</text:p>
          </table:table-cell>
          <table:table-cell table:style-name="ce281" office:value-type="string" calcext:value-type="string">
            <text:p>Próg Ochrony Ceny</text:p>
          </table:table-cell>
          <table:table-cell table:style-name="ce281" office:value-type="string" calcext:value-type="string">
            <text:p>Opłata za Rozliczenie Ubezpieczenia</text:p>
          </table:table-cell>
          <table:table-cell table:style-name="ce281" office:value-type="string" calcext:value-type="string">
            <text:p>Min. Wartość Nominalna</text:p>
          </table:table-cell>
          <table:table-cell table:style-name="ce281" office:value-type="string" calcext:value-type="string">
            <text:p>Stosunek Dolnego/Górnego Limitu Ceny Zlecenia Rynkowego</text:p>
          </table:table-cell>
        </table:table-row>
        <table:table-row table:style-name="ro2">
          <table:table-cell office:value-type="string" calcext:value-type="string">
            <text:p>1000SHIBUSDT Perpetual</text:p>
          </table:table-cell>
          <table:table-cell office:value-type="string" calcext:value-type="string">
            <text:p>1 1000SHIB</text:p>
          </table:table-cell>
          <table:table-cell office:value-type="string" calcext:value-type="string">
            <text:p>0.000157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00000 /100000000 1000SHIB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1000XECUSDT Perpetual</text:p>
          </table:table-cell>
          <table:table-cell office:value-type="string" calcext:value-type="string">
            <text:p>1 1000XEC</text:p>
          </table:table-cell>
          <table:table-cell office:value-type="string" calcext:value-type="string">
            <text:p>0.00050 /0.0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0 /10000000 1000XE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1INCHUSDT Perpetual</text:p>
          </table:table-cell>
          <table:table-cell office:value-type="string" calcext:value-type="string">
            <text:p>1 1INCH</text:p>
          </table:table-cell>
          <table:table-cell office:value-type="string" calcext:value-type="string">
            <text:p>0.0613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 /1000000 1INCH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AAVEUSDT Perpetual</text:p>
          </table:table-cell>
          <table:table-cell office:value-type="string" calcext:value-type="string">
            <text:p>0.1 AAVE</text:p>
          </table:table-cell>
          <table:table-cell office:value-type="string" calcext:value-type="string">
            <text:p>4.340 /0.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250 /1000000 AAVE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DAUSDT Perpetual</text:p>
          </table:table-cell>
          <table:table-cell office:value-type="string" calcext:value-type="string">
            <text:p>1 ADA</text:p>
          </table:table-cell>
          <table:table-cell office:value-type="string" calcext:value-type="string">
            <text:p>0.01740 /0.0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300000 /2000000 AD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KROUSDT Perpetual</text:p>
          </table:table-cell>
          <table:table-cell office:value-type="string" calcext:value-type="string">
            <text:p>1 AKRO</text:p>
          </table:table-cell>
          <table:table-cell office:value-type="string" calcext:value-type="string">
            <text:p>0.00048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500000 /10000000 AKR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ALGOUSDT Perpetual</text:p>
          </table:table-cell>
          <table:table-cell office:value-type="string" calcext:value-type="string">
            <text:p>0.1 ALGO</text:p>
          </table:table-cell>
          <table:table-cell office:value-type="string" calcext:value-type="string">
            <text:p>0.0141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00 /1000000 ALG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LICEUSDT Perpetual</text:p>
          </table:table-cell>
          <table:table-cell office:value-type="string" calcext:value-type="string">
            <text:p>0.1 ALICE</text:p>
          </table:table-cell>
          <table:table-cell office:value-type="string" calcext:value-type="string">
            <text:p>0.120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2000 /50000 ALICE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ALPHAUSDT Perpetual</text:p>
          </table:table-cell>
          <table:table-cell office:value-type="string" calcext:value-type="string">
            <text:p>1 ALPHA</text:p>
          </table:table-cell>
          <table:table-cell office:value-type="string" calcext:value-type="string">
            <text:p>0.01760 /0.0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 /1000000 ALPH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ANKRUSDT Perpetual</text:p>
          </table:table-cell>
          <table:table-cell office:value-type="string" calcext:value-type="string">
            <text:p>1 ANKR</text:p>
          </table:table-cell>
          <table:table-cell office:value-type="string" calcext:value-type="string">
            <text:p>0.001510 /0.00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500000 /10000000 ANK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ARPAUSDT Perpetual</text:p>
          </table:table-cell>
          <table:table-cell office:value-type="string" calcext:value-type="string">
            <text:p>1 ARPA</text:p>
          </table:table-cell>
          <table:table-cell office:value-type="string" calcext:value-type="string">
            <text:p>0.00050 /0.0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70000 /10000000 ARP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RUSDT Perpetual</text:p>
          </table:table-cell>
          <table:table-cell office:value-type="string" calcext:value-type="string">
            <text:p>0.1 AR</text:p>
          </table:table-cell>
          <table:table-cell office:value-type="string" calcext:value-type="string">
            <text:p>0.010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500 /1000000 A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5" calcext:value-type="percentage">
            <text:p>1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TAUSDT Perpetual</text:p>
          </table:table-cell>
          <table:table-cell office:value-type="string" calcext:value-type="string">
            <text:p>1 ATA</text:p>
          </table:table-cell>
          <table:table-cell office:value-type="string" calcext:value-type="string">
            <text:p>0.004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0 /1000000 AT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TOMUSDT Perpetual</text:p>
          </table:table-cell>
          <table:table-cell office:value-type="string" calcext:value-type="string">
            <text:p>0.01 ATOM</text:p>
          </table:table-cell>
          <table:table-cell office:value-type="string" calcext:value-type="string">
            <text:p>0.251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0000 /100000 ATO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UDIOUSDT Perpetual</text:p>
          </table:table-cell>
          <table:table-cell office:value-type="string" calcext:value-type="string">
            <text:p>1 AUDIO</text:p>
          </table:table-cell>
          <table:table-cell office:value-type="string" calcext:value-type="string">
            <text:p>0.004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8000 /1000000 AUDI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AVAXUSDT Perpetual</text:p>
          </table:table-cell>
          <table:table-cell office:value-type="string" calcext:value-type="string">
            <text:p>1 AVAX</text:p>
          </table:table-cell>
          <table:table-cell office:value-type="string" calcext:value-type="string">
            <text:p>0.3480 /0.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 /100000 AVA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AXSUSDT Perpetual</text:p>
          </table:table-cell>
          <table:table-cell office:value-type="string" calcext:value-type="string">
            <text:p>1 AXS</text:p>
          </table:table-cell>
          <table:table-cell office:value-type="string" calcext:value-type="string">
            <text:p>0.08000 /0.0100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8000 /10000000 AXS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AKEUSDT Perpetual</text:p>
          </table:table-cell>
          <table:table-cell office:value-type="string" calcext:value-type="string">
            <text:p>1 BAKE</text:p>
          </table:table-cell>
          <table:table-cell office:value-type="string" calcext:value-type="string">
            <text:p>0.0500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 /500000 BAKE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ALUSDT Perpetual</text:p>
          </table:table-cell>
          <table:table-cell office:value-type="string" calcext:value-type="string">
            <text:p>0.1 BAL</text:p>
          </table:table-cell>
          <table:table-cell office:value-type="string" calcext:value-type="string">
            <text:p>0.630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00 /1000000 BAL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ANDUSDT Perpetual</text:p>
          </table:table-cell>
          <table:table-cell office:value-type="string" calcext:value-type="string">
            <text:p>0.1 BAND</text:p>
          </table:table-cell>
          <table:table-cell office:value-type="string" calcext:value-type="string">
            <text:p>0.1647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80000 /1000000 BAND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ATUSDT Perpetual</text:p>
          </table:table-cell>
          <table:table-cell office:value-type="string" calcext:value-type="string">
            <text:p>0.1 BAT</text:p>
          </table:table-cell>
          <table:table-cell office:value-type="string" calcext:value-type="string">
            <text:p>0.0134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600000 /1000000 BA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CHUSDT Perpetual</text:p>
          </table:table-cell>
          <table:table-cell office:value-type="string" calcext:value-type="string">
            <text:p>0.001 BCH</text:p>
          </table:table-cell>
          <table:table-cell office:value-type="string" calcext:value-type="string">
            <text:p>13.93 /0.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850 /10000 BCH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BELUSDT Perpetual</text:p>
          </table:table-cell>
          <table:table-cell office:value-type="string" calcext:value-type="string">
            <text:p>1 BEL</text:p>
          </table:table-cell>
          <table:table-cell office:value-type="string" calcext:value-type="string">
            <text:p>0.03610 /0.0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50000 /10000000 BEL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LZUSDT Perpetual</text:p>
          </table:table-cell>
          <table:table-cell office:value-type="string" calcext:value-type="string">
            <text:p>1 BLZ</text:p>
          </table:table-cell>
          <table:table-cell office:value-type="string" calcext:value-type="string">
            <text:p>0.00360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000 /10000000 BLZ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NBUSDT Perpetual</text:p>
          </table:table-cell>
          <table:table-cell office:value-type="string" calcext:value-type="string">
            <text:p>0.01 BNB</text:p>
          </table:table-cell>
          <table:table-cell office:value-type="string" calcext:value-type="string">
            <text:p>6.600 /0.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500 /100000 BNB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BTCDOMUSDT Perpetual</text:p>
          </table:table-cell>
          <table:table-cell office:value-type="string" calcext:value-type="string">
            <text:p>0.001 BTCDOM</text:p>
          </table:table-cell>
          <table:table-cell office:value-type="string" calcext:value-type="string">
            <text:p>10 /0.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 /10000 BTCDO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TCUSDT Perpetual</text:p>
          </table:table-cell>
          <table:table-cell office:value-type="string" calcext:value-type="string">
            <text:p>0.001 BTC</text:p>
          </table:table-cell>
          <table:table-cell office:value-type="string" calcext:value-type="string">
            <text:p>556.72 /0.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20 /1000 BT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BTSUSDT Perpetual</text:p>
          </table:table-cell>
          <table:table-cell office:value-type="string" calcext:value-type="string">
            <text:p>1 BTS</text:p>
          </table:table-cell>
          <table:table-cell office:value-type="string" calcext:value-type="string">
            <text:p>0.00114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0 /10000000 BTS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TTUSDT Perpetual</text:p>
          </table:table-cell>
          <table:table-cell office:value-type="string" calcext:value-type="string">
            <text:p>1 BTT</text:p>
          </table:table-cell>
          <table:table-cell office:value-type="string" calcext:value-type="string">
            <text:p>0.000067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00000 /100000000 BT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BZRXUSDT Perpetual</text:p>
          </table:table-cell>
          <table:table-cell office:value-type="string" calcext:value-type="string">
            <text:p>1 BZRX</text:p>
          </table:table-cell>
          <table:table-cell office:value-type="string" calcext:value-type="string">
            <text:p>0.0079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 /10000000 BZR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C98USDT Perpetual</text:p>
          </table:table-cell>
          <table:table-cell office:value-type="string" calcext:value-type="string">
            <text:p>1 C98</text:p>
          </table:table-cell>
          <table:table-cell office:value-type="string" calcext:value-type="string">
            <text:p>0.001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30000 /250000 C98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CELOUSDT Perpetual</text:p>
          </table:table-cell>
          <table:table-cell office:value-type="string" calcext:value-type="string">
            <text:p>0.1 CELO</text:p>
          </table:table-cell>
          <table:table-cell office:value-type="string" calcext:value-type="string">
            <text:p>0.010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 /1000000 CEL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5" calcext:value-type="percentage">
            <text:p>1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CELRUSDT Perpetual</text:p>
          </table:table-cell>
          <table:table-cell office:value-type="string" calcext:value-type="string">
            <text:p>1 CELR</text:p>
          </table:table-cell>
          <table:table-cell office:value-type="string" calcext:value-type="string">
            <text:p>0.00050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0 /10000000 CEL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CHRUSDT Perpetual</text:p>
          </table:table-cell>
          <table:table-cell office:value-type="string" calcext:value-type="string">
            <text:p>1 CHR</text:p>
          </table:table-cell>
          <table:table-cell office:value-type="string" calcext:value-type="string">
            <text:p>0.0031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50000 /1000000 CH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CHZUSDT Perpetual</text:p>
          </table:table-cell>
          <table:table-cell office:value-type="string" calcext:value-type="string">
            <text:p>1 CHZ</text:p>
          </table:table-cell>
          <table:table-cell office:value-type="string" calcext:value-type="string">
            <text:p>0.00447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850000 /10000000 CHZ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COMPUSDT Perpetual</text:p>
          </table:table-cell>
          <table:table-cell office:value-type="string" calcext:value-type="string">
            <text:p>0.001 COMP</text:p>
          </table:table-cell>
          <table:table-cell office:value-type="string" calcext:value-type="string">
            <text:p>8 /0.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 /10000 COMP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COTIUSDT Perpetual</text:p>
          </table:table-cell>
          <table:table-cell office:value-type="string" calcext:value-type="string">
            <text:p>1 COTI</text:p>
          </table:table-cell>
          <table:table-cell office:value-type="string" calcext:value-type="string">
            <text:p>0.00328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50000 /5000000 COT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CRVUSDT Perpetual</text:p>
          </table:table-cell>
          <table:table-cell office:value-type="string" calcext:value-type="string">
            <text:p>0.1 CRV</text:p>
          </table:table-cell>
          <table:table-cell office:value-type="string" calcext:value-type="string">
            <text:p>0.031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 /1000000 CRV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CTKUSDT Perpetual</text:p>
          </table:table-cell>
          <table:table-cell office:value-type="string" calcext:value-type="string">
            <text:p>1 CTK</text:p>
          </table:table-cell>
          <table:table-cell office:value-type="string" calcext:value-type="string">
            <text:p>0.02600 /0.0010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50000 /10000000 CTK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CTSIUSDT Perpetual</text:p>
          </table:table-cell>
          <table:table-cell office:value-type="string" calcext:value-type="string">
            <text:p>1 CTSI</text:p>
          </table:table-cell>
          <table:table-cell office:value-type="string" calcext:value-type="string">
            <text:p>0.001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60000 /1000000 CTS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CVCUSDT Perpetual</text:p>
          </table:table-cell>
          <table:table-cell office:value-type="string" calcext:value-type="string">
            <text:p>1 CVC</text:p>
          </table:table-cell>
          <table:table-cell office:value-type="string" calcext:value-type="string">
            <text:p>0.00517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000 /10000000 CV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DASHUSDT Perpetual</text:p>
          </table:table-cell>
          <table:table-cell office:value-type="string" calcext:value-type="string">
            <text:p>0.001 DASH</text:p>
          </table:table-cell>
          <table:table-cell office:value-type="string" calcext:value-type="string">
            <text:p>3.82 /0.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 /10000 DASH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DEFIUSDT Perpetual</text:p>
          </table:table-cell>
          <table:table-cell office:value-type="string" calcext:value-type="string">
            <text:p>0.001 DEFI</text:p>
          </table:table-cell>
          <table:table-cell office:value-type="string" calcext:value-type="string">
            <text:p>33.8 /0.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 /10000 DEF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DENTUSDT Perpetual</text:p>
          </table:table-cell>
          <table:table-cell office:value-type="string" calcext:value-type="string">
            <text:p>1 DENT</text:p>
          </table:table-cell>
          <table:table-cell office:value-type="string" calcext:value-type="string">
            <text:p>0.000070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0 /10000000 DEN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DGBUSDT Perpetual</text:p>
          </table:table-cell>
          <table:table-cell office:value-type="string" calcext:value-type="string">
            <text:p>1 DGB</text:p>
          </table:table-cell>
          <table:table-cell office:value-type="string" calcext:value-type="string">
            <text:p>0.00131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 /10000000 DGB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DODOUSDT Perpetual</text:p>
          </table:table-cell>
          <table:table-cell office:value-type="string" calcext:value-type="string">
            <text:p>0.1 DODO</text:p>
          </table:table-cell>
          <table:table-cell office:value-type="string" calcext:value-type="string">
            <text:p>0.033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 /500000 DOD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DOGEUSDT Perpetual</text:p>
          </table:table-cell>
          <table:table-cell office:value-type="string" calcext:value-type="string">
            <text:p>1 DOGE</text:p>
          </table:table-cell>
          <table:table-cell office:value-type="string" calcext:value-type="string">
            <text:p>0.002440 /0.00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500000 /10000000 DOGE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DOTUSDT Perpetual</text:p>
          </table:table-cell>
          <table:table-cell office:value-type="string" calcext:value-type="string">
            <text:p>0.1 DOT</text:p>
          </table:table-cell>
          <table:table-cell office:value-type="string" calcext:value-type="string">
            <text:p>0.373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0 /1000000 DO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DYDXUSDT Perpetual</text:p>
          </table:table-cell>
          <table:table-cell office:value-type="string" calcext:value-type="string">
            <text:p>0.1 DYDX</text:p>
          </table:table-cell>
          <table:table-cell office:value-type="string" calcext:value-type="string">
            <text:p>0.010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6800 /1000000 DYD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EGLDUSDT Perpetual</text:p>
          </table:table-cell>
          <table:table-cell office:value-type="string" calcext:value-type="string">
            <text:p>0.1 EGLD</text:p>
          </table:table-cell>
          <table:table-cell office:value-type="string" calcext:value-type="string">
            <text:p>1.770 /0.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0 /1000000 EGLD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ENJUSDT Perpetual</text:p>
          </table:table-cell>
          <table:table-cell office:value-type="string" calcext:value-type="string">
            <text:p>1 ENJ</text:p>
          </table:table-cell>
          <table:table-cell office:value-type="string" calcext:value-type="string">
            <text:p>0.02250 /0.0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 /10000000 ENJ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ENSUSDT Perpetual</text:p>
          </table:table-cell>
          <table:table-cell office:value-type="string" calcext:value-type="string">
            <text:p>0.1 ENS</text:p>
          </table:table-cell>
          <table:table-cell office:value-type="string" calcext:value-type="string">
            <text:p>0.010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 /1000000 ENS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5" calcext:value-type="percentage">
            <text:p>1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EOSUSDT Perpetual</text:p>
          </table:table-cell>
          <table:table-cell office:value-type="string" calcext:value-type="string">
            <text:p>0.1 EOS</text:p>
          </table:table-cell>
          <table:table-cell office:value-type="string" calcext:value-type="string">
            <text:p>0.111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20000 /1000000 EOS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ETCUSDT Perpetual</text:p>
          </table:table-cell>
          <table:table-cell office:value-type="string" calcext:value-type="string">
            <text:p>0.01 ETC</text:p>
          </table:table-cell>
          <table:table-cell office:value-type="string" calcext:value-type="string">
            <text:p>1.051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 /100000 ET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ETHUSDT Perpetual</text:p>
          </table:table-cell>
          <table:table-cell office:value-type="string" calcext:value-type="string">
            <text:p>0.001 ETH</text:p>
          </table:table-cell>
          <table:table-cell office:value-type="string" calcext:value-type="string">
            <text:p>39.86 /0.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000 /10000 ETH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FILUSDT Perpetual</text:p>
          </table:table-cell>
          <table:table-cell office:value-type="string" calcext:value-type="string">
            <text:p>0.1 FIL</text:p>
          </table:table-cell>
          <table:table-cell office:value-type="string" calcext:value-type="string">
            <text:p>1.381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7500 /10000000 FIL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FLMUSDT Perpetual</text:p>
          </table:table-cell>
          <table:table-cell office:value-type="string" calcext:value-type="string">
            <text:p>1 FLM</text:p>
          </table:table-cell>
          <table:table-cell office:value-type="string" calcext:value-type="string">
            <text:p>0.0096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400000 /1000000 FL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FTMUSDT Perpetual</text:p>
          </table:table-cell>
          <table:table-cell office:value-type="string" calcext:value-type="string">
            <text:p>1 FTM</text:p>
          </table:table-cell>
          <table:table-cell office:value-type="string" calcext:value-type="string">
            <text:p>0.007660 /0.00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50000 /10000000 FT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GALAUSDT Perpetual</text:p>
          </table:table-cell>
          <table:table-cell office:value-type="string" calcext:value-type="string">
            <text:p>1 GALA</text:p>
          </table:table-cell>
          <table:table-cell office:value-type="string" calcext:value-type="string">
            <text:p>0.00050 /0.0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00 /10000000 GAL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GRTUSDT Perpetual</text:p>
          </table:table-cell>
          <table:table-cell office:value-type="string" calcext:value-type="string">
            <text:p>1 GRT</text:p>
          </table:table-cell>
          <table:table-cell office:value-type="string" calcext:value-type="string">
            <text:p>0.01398 /0.0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50000 /1000000 GR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GTCUSDT Perpetual</text:p>
          </table:table-cell>
          <table:table-cell office:value-type="string" calcext:value-type="string">
            <text:p>0.1 GTC</text:p>
          </table:table-cell>
          <table:table-cell office:value-type="string" calcext:value-type="string">
            <text:p>0.200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 /100000 GT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HBARUSDT Perpetual</text:p>
          </table:table-cell>
          <table:table-cell office:value-type="string" calcext:value-type="string">
            <text:p>1 HBAR</text:p>
          </table:table-cell>
          <table:table-cell office:value-type="string" calcext:value-type="string">
            <text:p>0.00279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 /10000000 HBA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HNTUSDT Perpetual</text:p>
          </table:table-cell>
          <table:table-cell office:value-type="string" calcext:value-type="string">
            <text:p>1 HNT</text:p>
          </table:table-cell>
          <table:table-cell office:value-type="string" calcext:value-type="string">
            <text:p>0.1660 /0.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 /10000000 HN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HOTUSDT Perpetual</text:p>
          </table:table-cell>
          <table:table-cell office:value-type="string" calcext:value-type="string">
            <text:p>1 HOT</text:p>
          </table:table-cell>
          <table:table-cell office:value-type="string" calcext:value-type="string">
            <text:p>0.000129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0 /20000000 HO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ICPUSDT Perpetual</text:p>
          </table:table-cell>
          <table:table-cell office:value-type="string" calcext:value-type="string">
            <text:p>0.01 ICP</text:p>
          </table:table-cell>
          <table:table-cell office:value-type="string" calcext:value-type="string">
            <text:p>3 /0.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 /100000 ICP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ICXUSDT Perpetual</text:p>
          </table:table-cell>
          <table:table-cell office:value-type="string" calcext:value-type="string">
            <text:p>1 ICX</text:p>
          </table:table-cell>
          <table:table-cell office:value-type="string" calcext:value-type="string">
            <text:p>0.0234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 /10000000 IC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IOSTUSDT Perpetual</text:p>
          </table:table-cell>
          <table:table-cell office:value-type="string" calcext:value-type="string">
            <text:p>1 IOST</text:p>
          </table:table-cell>
          <table:table-cell office:value-type="string" calcext:value-type="string">
            <text:p>0.000587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0 /10000000 IOS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IOTAUSDT Perpetual</text:p>
          </table:table-cell>
          <table:table-cell office:value-type="string" calcext:value-type="string">
            <text:p>0.1 IOTA</text:p>
          </table:table-cell>
          <table:table-cell office:value-type="string" calcext:value-type="string">
            <text:p>0.0205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 /1000000 IOT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IOTXUSDT Perpetual</text:p>
          </table:table-cell>
          <table:table-cell office:value-type="string" calcext:value-type="string">
            <text:p>1 IOTX</text:p>
          </table:table-cell>
          <table:table-cell office:value-type="string" calcext:value-type="string">
            <text:p>0.00050 /0.0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00 /10000000 IOT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KAVAUSDT Perpetual</text:p>
          </table:table-cell>
          <table:table-cell office:value-type="string" calcext:value-type="string">
            <text:p>0.1 KAVA</text:p>
          </table:table-cell>
          <table:table-cell office:value-type="string" calcext:value-type="string">
            <text:p>0.0593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 /1000000 KAV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KEEPUSDT Perpetual</text:p>
          </table:table-cell>
          <table:table-cell office:value-type="string" calcext:value-type="string">
            <text:p>1 KEEP</text:p>
          </table:table-cell>
          <table:table-cell office:value-type="string" calcext:value-type="string">
            <text:p>0.0040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400000 /1000000 KEEP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KLAYUSDT Perpetual</text:p>
          </table:table-cell>
          <table:table-cell office:value-type="string" calcext:value-type="string">
            <text:p>0.1 KLAY</text:p>
          </table:table-cell>
          <table:table-cell office:value-type="string" calcext:value-type="string">
            <text:p>0.001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30000 /1000000 KLAY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KNCUSDT Perpetual</text:p>
          </table:table-cell>
          <table:table-cell office:value-type="string" calcext:value-type="string">
            <text:p>1 KNC</text:p>
          </table:table-cell>
          <table:table-cell office:value-type="string" calcext:value-type="string">
            <text:p>0.03200 /0.0010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 /5000000 KN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KSMUSDT Perpetual</text:p>
          </table:table-cell>
          <table:table-cell office:value-type="string" calcext:value-type="string">
            <text:p>0.1 KSM</text:p>
          </table:table-cell>
          <table:table-cell office:value-type="string" calcext:value-type="string">
            <text:p>4.060 /0.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 /1000000 KS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LINAUSDT Perpetual</text:p>
          </table:table-cell>
          <table:table-cell office:value-type="string" calcext:value-type="string">
            <text:p>1 LINA</text:p>
          </table:table-cell>
          <table:table-cell office:value-type="string" calcext:value-type="string">
            <text:p>0.00087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500000 /10000000 LIN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LINKUSDT Perpetual</text:p>
          </table:table-cell>
          <table:table-cell office:value-type="string" calcext:value-type="string">
            <text:p>0.01 LINK</text:p>
          </table:table-cell>
          <table:table-cell office:value-type="string" calcext:value-type="string">
            <text:p>0.464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0000 /100000 LINK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LITUSDT Perpetual</text:p>
          </table:table-cell>
          <table:table-cell office:value-type="string" calcext:value-type="string">
            <text:p>0.1 LIT</text:p>
          </table:table-cell>
          <table:table-cell office:value-type="string" calcext:value-type="string">
            <text:p>0.077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000 /1000000 LI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LPTUSDT Perpetual</text:p>
          </table:table-cell>
          <table:table-cell office:value-type="string" calcext:value-type="string">
            <text:p>0.1 LPT</text:p>
          </table:table-cell>
          <table:table-cell office:value-type="string" calcext:value-type="string">
            <text:p>0.010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 /1000000 LP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15" calcext:value-type="percentage">
            <text:p>1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LRCUSDT Perpetual</text:p>
          </table:table-cell>
          <table:table-cell office:value-type="string" calcext:value-type="string">
            <text:p>1 LRC</text:p>
          </table:table-cell>
          <table:table-cell office:value-type="string" calcext:value-type="string">
            <text:p>0.00512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 /10000000 LR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LTCUSDT Perpetual</text:p>
          </table:table-cell>
          <table:table-cell office:value-type="string" calcext:value-type="string">
            <text:p>0.001 LTC</text:p>
          </table:table-cell>
          <table:table-cell office:value-type="string" calcext:value-type="string">
            <text:p>3.61 /0.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3000 /10000 LT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LUNAUSDT Perpetual</text:p>
          </table:table-cell>
          <table:table-cell office:value-type="string" calcext:value-type="string">
            <text:p>1 LUNA</text:p>
          </table:table-cell>
          <table:table-cell office:value-type="string" calcext:value-type="string">
            <text:p>0.1600 /0.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5000 /1000000 LUN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MANAUSDT Perpetual</text:p>
          </table:table-cell>
          <table:table-cell office:value-type="string" calcext:value-type="string">
            <text:p>1 MANA</text:p>
          </table:table-cell>
          <table:table-cell office:value-type="string" calcext:value-type="string">
            <text:p>0.0136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 /1000000 MAN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MASKUSDT Perpetual</text:p>
          </table:table-cell>
          <table:table-cell office:value-type="string" calcext:value-type="string">
            <text:p>1 MASK</text:p>
          </table:table-cell>
          <table:table-cell office:value-type="string" calcext:value-type="string">
            <text:p>0.004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6000 /100000 MASK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MATICUSDT Perpetual</text:p>
          </table:table-cell>
          <table:table-cell office:value-type="string" calcext:value-type="string">
            <text:p>1 MATIC</text:p>
          </table:table-cell>
          <table:table-cell office:value-type="string" calcext:value-type="string">
            <text:p>0.00960 /0.0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00 /10000000 MATI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MKRUSDT Perpetual</text:p>
          </table:table-cell>
          <table:table-cell office:value-type="string" calcext:value-type="string">
            <text:p>0.001 MKR</text:p>
          </table:table-cell>
          <table:table-cell office:value-type="string" calcext:value-type="string">
            <text:p>50 /0.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 /10000 MK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MTLUSDT Perpetual</text:p>
          </table:table-cell>
          <table:table-cell office:value-type="string" calcext:value-type="string">
            <text:p>1 MTL</text:p>
          </table:table-cell>
          <table:table-cell office:value-type="string" calcext:value-type="string">
            <text:p>0.0390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 /1000000 MTL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NEARUSDT Perpetual</text:p>
          </table:table-cell>
          <table:table-cell office:value-type="string" calcext:value-type="string">
            <text:p>1 NEAR</text:p>
          </table:table-cell>
          <table:table-cell office:value-type="string" calcext:value-type="string">
            <text:p>0.0477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4000 /10000000 NEA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NEOUSDT Perpetual</text:p>
          </table:table-cell>
          <table:table-cell office:value-type="string" calcext:value-type="string">
            <text:p>0.01 NEO</text:p>
          </table:table-cell>
          <table:table-cell office:value-type="string" calcext:value-type="string">
            <text:p>1.093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 /100000 NE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NKNUSDT Perpetual</text:p>
          </table:table-cell>
          <table:table-cell office:value-type="string" calcext:value-type="string">
            <text:p>1 NKN</text:p>
          </table:table-cell>
          <table:table-cell office:value-type="string" calcext:value-type="string">
            <text:p>0.00602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50000 /10000000 NKN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NUUSDT Perpetual</text:p>
          </table:table-cell>
          <table:table-cell office:value-type="string" calcext:value-type="string">
            <text:p>0.1 NU</text:p>
          </table:table-cell>
          <table:table-cell office:value-type="string" calcext:value-type="string">
            <text:p>0.001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0 /1000000 NU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OCEANUSDT Perpetual</text:p>
          </table:table-cell>
          <table:table-cell office:value-type="string" calcext:value-type="string">
            <text:p>1 OCEAN</text:p>
          </table:table-cell>
          <table:table-cell office:value-type="string" calcext:value-type="string">
            <text:p>0.01379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400000 /10000000 OCEAN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OGNUSDT Perpetual</text:p>
          </table:table-cell>
          <table:table-cell office:value-type="string" calcext:value-type="string">
            <text:p>1 OGN</text:p>
          </table:table-cell>
          <table:table-cell office:value-type="string" calcext:value-type="string">
            <text:p>0.0137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 /1000000 OGN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OMGUSDT Perpetual</text:p>
          </table:table-cell>
          <table:table-cell office:value-type="string" calcext:value-type="string">
            <text:p>0.1 OMG</text:p>
          </table:table-cell>
          <table:table-cell office:value-type="string" calcext:value-type="string">
            <text:p>0.1060 /0.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 /1000000 OMG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ONEUSDT Perpetual</text:p>
          </table:table-cell>
          <table:table-cell office:value-type="string" calcext:value-type="string">
            <text:p>1 ONE</text:p>
          </table:table-cell>
          <table:table-cell office:value-type="string" calcext:value-type="string">
            <text:p>0.00124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 /10000000 ONE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ONTUSDT Perpetual</text:p>
          </table:table-cell>
          <table:table-cell office:value-type="string" calcext:value-type="string">
            <text:p>0.1 ONT</text:p>
          </table:table-cell>
          <table:table-cell office:value-type="string" calcext:value-type="string">
            <text:p>0.0241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50000 /1000000 ON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QTUMUSDT Perpetual</text:p>
          </table:table-cell>
          <table:table-cell office:value-type="string" calcext:value-type="string">
            <text:p>0.1 QTUM</text:p>
          </table:table-cell>
          <table:table-cell office:value-type="string" calcext:value-type="string">
            <text:p>0.246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 /500000 QTU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RAYUSDT Perpetual</text:p>
          </table:table-cell>
          <table:table-cell office:value-type="string" calcext:value-type="string">
            <text:p>0.1 RAY</text:p>
          </table:table-cell>
          <table:table-cell office:value-type="string" calcext:value-type="string">
            <text:p>0.010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 /500000 RAY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REEFUSDT Perpetual</text:p>
          </table:table-cell>
          <table:table-cell office:value-type="string" calcext:value-type="string">
            <text:p>1 REEF</text:p>
          </table:table-cell>
          <table:table-cell office:value-type="string" calcext:value-type="string">
            <text:p>0.000516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0 /10000000 REEF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RENUSDT Perpetual</text:p>
          </table:table-cell>
          <table:table-cell office:value-type="string" calcext:value-type="string">
            <text:p>1 REN</text:p>
          </table:table-cell>
          <table:table-cell office:value-type="string" calcext:value-type="string">
            <text:p>0.00880 /0.0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 /10000000 REN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RLCUSDT Perpetual</text:p>
          </table:table-cell>
          <table:table-cell office:value-type="string" calcext:value-type="string">
            <text:p>0.1 RLC</text:p>
          </table:table-cell>
          <table:table-cell office:value-type="string" calcext:value-type="string">
            <text:p>0.1029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7500 /1000000 RL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RSRUSDT Perpetual</text:p>
          </table:table-cell>
          <table:table-cell office:value-type="string" calcext:value-type="string">
            <text:p>1 RSR</text:p>
          </table:table-cell>
          <table:table-cell office:value-type="string" calcext:value-type="string">
            <text:p>0.000778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0 /10000000 RS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RUNEUSDT Perpetual</text:p>
          </table:table-cell>
          <table:table-cell office:value-type="string" calcext:value-type="string">
            <text:p>1 RUNE</text:p>
          </table:table-cell>
          <table:table-cell office:value-type="string" calcext:value-type="string">
            <text:p>0.1720 /0.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 /10000000 RUNE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RVNUSDT Perpetual</text:p>
          </table:table-cell>
          <table:table-cell office:value-type="string" calcext:value-type="string">
            <text:p>1 RVN</text:p>
          </table:table-cell>
          <table:table-cell office:value-type="string" calcext:value-type="string">
            <text:p>0.00154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0 /10000000 RVN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ANDUSDT Perpetual</text:p>
          </table:table-cell>
          <table:table-cell office:value-type="string" calcext:value-type="string">
            <text:p>1 SAND</text:p>
          </table:table-cell>
          <table:table-cell office:value-type="string" calcext:value-type="string">
            <text:p>0.00494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 /10000000 SAND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CUSDT Perpetual</text:p>
          </table:table-cell>
          <table:table-cell office:value-type="string" calcext:value-type="string">
            <text:p>1 SC</text:p>
          </table:table-cell>
          <table:table-cell office:value-type="string" calcext:value-type="string">
            <text:p>0.000368 /0.0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0 /10000000 S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FPUSDT Perpetual</text:p>
          </table:table-cell>
          <table:table-cell office:value-type="string" calcext:value-type="string">
            <text:p>1 SFP</text:p>
          </table:table-cell>
          <table:table-cell office:value-type="string" calcext:value-type="string">
            <text:p>0.0223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 /1000000 SFP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KLUSDT Perpetual</text:p>
          </table:table-cell>
          <table:table-cell office:value-type="string" calcext:value-type="string">
            <text:p>1 SKL</text:p>
          </table:table-cell>
          <table:table-cell office:value-type="string" calcext:value-type="string">
            <text:p>0.00544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 /10000000 SKL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NXUSDT Perpetual</text:p>
          </table:table-cell>
          <table:table-cell office:value-type="string" calcext:value-type="string">
            <text:p>0.1 SNX</text:p>
          </table:table-cell>
          <table:table-cell office:value-type="string" calcext:value-type="string">
            <text:p>0.164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40000 /1000000 SN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OLUSDT Perpetual</text:p>
          </table:table-cell>
          <table:table-cell office:value-type="string" calcext:value-type="string">
            <text:p>1 SOL</text:p>
          </table:table-cell>
          <table:table-cell office:value-type="string" calcext:value-type="string">
            <text:p>0.4130 /0.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9000 /1000000 SOL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SRMUSDT Perpetual</text:p>
          </table:table-cell>
          <table:table-cell office:value-type="string" calcext:value-type="string">
            <text:p>1 SRM</text:p>
          </table:table-cell>
          <table:table-cell office:value-type="string" calcext:value-type="string">
            <text:p>0.0920 /0.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 /10000000 SR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TMXUSDT Perpetual</text:p>
          </table:table-cell>
          <table:table-cell office:value-type="string" calcext:value-type="string">
            <text:p>1 STMX</text:p>
          </table:table-cell>
          <table:table-cell office:value-type="string" calcext:value-type="string">
            <text:p>0.00048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 /10000000 STM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TORJUSDT Perpetual</text:p>
          </table:table-cell>
          <table:table-cell office:value-type="string" calcext:value-type="string">
            <text:p>1 STORJ</text:p>
          </table:table-cell>
          <table:table-cell office:value-type="string" calcext:value-type="string">
            <text:p>0.0190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300000 /10000000 STORJ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SUSHIUSDT Perpetual</text:p>
          </table:table-cell>
          <table:table-cell office:value-type="string" calcext:value-type="string">
            <text:p>1 SUSHI</text:p>
          </table:table-cell>
          <table:table-cell office:value-type="string" calcext:value-type="string">
            <text:p>0.1430 /0.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5000 /10000000 SUSH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SXPUSDT Perpetual</text:p>
          </table:table-cell>
          <table:table-cell office:value-type="string" calcext:value-type="string">
            <text:p>0.1 SXP</text:p>
          </table:table-cell>
          <table:table-cell office:value-type="string" calcext:value-type="string">
            <text:p>0.0454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40000 /1000000 SXP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THETAUSDT Perpetual</text:p>
          </table:table-cell>
          <table:table-cell office:value-type="string" calcext:value-type="string">
            <text:p>0.1 THETA</text:p>
          </table:table-cell>
          <table:table-cell office:value-type="string" calcext:value-type="string">
            <text:p>0.1070 /0.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0 /1000000 THETA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TLMUSDT Perpetual</text:p>
          </table:table-cell>
          <table:table-cell office:value-type="string" calcext:value-type="string">
            <text:p>1 TLM</text:p>
          </table:table-cell>
          <table:table-cell office:value-type="string" calcext:value-type="string">
            <text:p>0.0040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625000 /1000000 TL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TOMOUSDT Perpetual</text:p>
          </table:table-cell>
          <table:table-cell office:value-type="string" calcext:value-type="string">
            <text:p>1 TOMO</text:p>
          </table:table-cell>
          <table:table-cell office:value-type="string" calcext:value-type="string">
            <text:p>0.0250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10000 /10000000 TOMO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TRBUSDT Perpetual</text:p>
          </table:table-cell>
          <table:table-cell office:value-type="string" calcext:value-type="string">
            <text:p>0.1 TRB</text:p>
          </table:table-cell>
          <table:table-cell office:value-type="string" calcext:value-type="string">
            <text:p>1.230 /0.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 /1000000 TRB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TRXUSDT Perpetual</text:p>
          </table:table-cell>
          <table:table-cell office:value-type="string" calcext:value-type="string">
            <text:p>1 TRX</text:p>
          </table:table-cell>
          <table:table-cell office:value-type="string" calcext:value-type="string">
            <text:p>0.00132 /0.0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000 /10000000 TR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UNFIUSDT Perpetual</text:p>
          </table:table-cell>
          <table:table-cell office:value-type="string" calcext:value-type="string">
            <text:p>0.1 UNFI</text:p>
          </table:table-cell>
          <table:table-cell office:value-type="string" calcext:value-type="string">
            <text:p>0.222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 /100000 UNF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UNIUSDT Perpetual</text:p>
          </table:table-cell>
          <table:table-cell office:value-type="string" calcext:value-type="string">
            <text:p>1 UNI</text:p>
          </table:table-cell>
          <table:table-cell office:value-type="string" calcext:value-type="string">
            <text:p>0.3730 /0.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5000 /10000000 UN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VETUSDT Perpetual</text:p>
          </table:table-cell>
          <table:table-cell office:value-type="string" calcext:value-type="string">
            <text:p>1 VET</text:p>
          </table:table-cell>
          <table:table-cell office:value-type="string" calcext:value-type="string">
            <text:p>0.002080 /0.000010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500000 /10000000 VET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WAVESUSDT Perpetual</text:p>
          </table:table-cell>
          <table:table-cell office:value-type="string" calcext:value-type="string">
            <text:p>0.1 WAVES</text:p>
          </table:table-cell>
          <table:table-cell office:value-type="string" calcext:value-type="string">
            <text:p>0.3420 /0.0010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6000 /1000000 WAVES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XEMUSDT Perpetual</text:p>
          </table:table-cell>
          <table:table-cell office:value-type="string" calcext:value-type="string">
            <text:p>1 XEM</text:p>
          </table:table-cell>
          <table:table-cell office:value-type="string" calcext:value-type="string">
            <text:p>0.0035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1000000 /1000000 XE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XLMUSDT Perpetual</text:p>
          </table:table-cell>
          <table:table-cell office:value-type="string" calcext:value-type="string">
            <text:p>1 XLM</text:p>
          </table:table-cell>
          <table:table-cell office:value-type="string" calcext:value-type="string">
            <text:p>0.00648 /0.0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00 /10000000 XLM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XMRUSDT Perpetual</text:p>
          </table:table-cell>
          <table:table-cell office:value-type="string" calcext:value-type="string">
            <text:p>0.001 XMR</text:p>
          </table:table-cell>
          <table:table-cell office:value-type="string" calcext:value-type="string">
            <text:p>4.36 /0.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2000 /10000 XMR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XRPUSDT Perpetual</text:p>
          </table:table-cell>
          <table:table-cell office:value-type="string" calcext:value-type="string">
            <text:p>0.1 XRP</text:p>
          </table:table-cell>
          <table:table-cell office:value-type="string" calcext:value-type="string">
            <text:p>0.0143 /0.0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500000 /1000000 XRP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XTZUSDT Perpetual</text:p>
          </table:table-cell>
          <table:table-cell office:value-type="string" calcext:value-type="string">
            <text:p>0.1 XTZ</text:p>
          </table:table-cell>
          <table:table-cell office:value-type="string" calcext:value-type="string">
            <text:p>0.064 /0.001 USDT</text:p>
          </table:table-cell>
          <table:table-cell office:value-type="string" calcext:value-type="string">
            <text:p>5% / 5%</text:p>
          </table:table-cell>
          <table:table-cell office:value-type="string" calcext:value-type="string">
            <text:p>100000 /1000000 XTZ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05%</text:p>
          </table:table-cell>
        </table:table-row>
        <table:table-row table:style-name="ro2">
          <table:table-cell office:value-type="string" calcext:value-type="string">
            <text:p>YFIIUSDT Perpetual</text:p>
          </table:table-cell>
          <table:table-cell office:value-type="string" calcext:value-type="string">
            <text:p>0.001 YFII</text:p>
          </table:table-cell>
          <table:table-cell office:value-type="string" calcext:value-type="string">
            <text:p>31.1 /0.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 /500 YFI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YFIUSDT Perpetual</text:p>
          </table:table-cell>
          <table:table-cell office:value-type="string" calcext:value-type="string">
            <text:p>0.001 YFI</text:p>
          </table:table-cell>
          <table:table-cell office:value-type="string" calcext:value-type="string">
            <text:p>667 /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20 /500 YFI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ZECUSDT Perpetual</text:p>
          </table:table-cell>
          <table:table-cell office:value-type="string" calcext:value-type="string">
            <text:p>0.001 ZEC</text:p>
          </table:table-cell>
          <table:table-cell office:value-type="string" calcext:value-type="string">
            <text:p>2.85 /0.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 /10000 ZEC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ZENUSDT Perpetual</text:p>
          </table:table-cell>
          <table:table-cell office:value-type="string" calcext:value-type="string">
            <text:p>0.1 ZEN</text:p>
          </table:table-cell>
          <table:table-cell office:value-type="string" calcext:value-type="string">
            <text:p>1.437 /0.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4000 /1000000 ZEN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ZILUSDT Perpetual</text:p>
          </table:table-cell>
          <table:table-cell office:value-type="string" calcext:value-type="string">
            <text:p>1 ZIL</text:p>
          </table:table-cell>
          <table:table-cell office:value-type="string" calcext:value-type="string">
            <text:p>0.00219 /0.0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0 /10000000 ZIL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  <table:table-row table:style-name="ro2">
          <table:table-cell office:value-type="string" calcext:value-type="string">
            <text:p>ZRXUSDT Perpetual</text:p>
          </table:table-cell>
          <table:table-cell office:value-type="string" calcext:value-type="string">
            <text:p>0.1 ZRX</text:p>
          </table:table-cell>
          <table:table-cell office:value-type="string" calcext:value-type="string">
            <text:p>0.0179 /0.0001 USDT</text:p>
          </table:table-cell>
          <table:table-cell office:value-type="string" calcext:value-type="string">
            <text:p>10% / 10%</text:p>
          </table:table-cell>
          <table:table-cell office:value-type="string" calcext:value-type="string">
            <text:p>500000 /1000000 ZRX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5 USDT</text:p>
          </table:table-cell>
          <table:table-cell office:value-type="string" calcext:value-type="string">
            <text:p>0.10%</text:p>
          </table:table-cell>
        </table:table-row>
      </table:table>
      <table:named-expressions/>
      <table:database-ranges>
        <table:database-range table:name="__Anonymous_DB__1" table:target-range-address="Binance_Futures.Z29:Binance_Futures.AA31" table:contains-header="false"/>
        <table:database-range table:name="__Anonymous_Sheet_DB__1" table:target-range-address="Arkusz2.A1:Arkusz2.J14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adornments="Pogrubiona" style:font-family-generic="swiss" style:font-pitch="variable"/>
    <style:font-face style:name="Calibri1" svg:font-family="Calibri" style:font-adornments="Regularna" style:font-family-generic="swiss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IE">£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percentage-style style:name="N116">
      <number:number number:decimal-places="3" number:min-decimal-places="3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currency-style style:name="N120P0" style:volatile="true">
      <number:number number:decimal-places="3" number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currency-style style:name="N122P0" style:volatile="true">
      <number:number number:decimal-places="4" number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4P0" style:volatile="true">
      <number:number number:decimal-places="5" number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 number:language="pl" number:country="PL">zł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pl" number:country="PL">zł</number:currency-symbol>
      <style:map style:condition="value()&gt;=0" style:apply-style-name="N126P0"/>
    </number:currency-style>
    <number:currency-style style:name="N128P0" style:volatile="true">
      <number:number number:decimal-places="7" number:min-decimal-places="7" number:min-integer-digits="1" number:grouping="true"/>
      <number:text> </number:text>
      <number:currency-symbol number:language="pl" number:country="PL">zł</number:currency-symbol>
    </number:currency-style>
    <number:currency-style style:name="N128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pl" number:country="PL">zł</number:currency-symbol>
      <style:map style:condition="value()&gt;=0" style:apply-style-name="N128P0"/>
    </number:currency-style>
    <number:currency-style style:name="N130P0" style:volatile="true">
      <number:number number:decimal-places="8" number:min-decimal-places="8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5P0" style:volatile="true">
      <number:text/>
    </number:number-style>
    <number:number-style style:name="N135P1" style:volatile="true">
      <number:text/>
    </number:number-style>
    <number:number-style style:name="N135P2" style:volatile="true">
      <number:text/>
    </number:number-style>
    <number:text-style style:name="N135" number:title="Użytkownika"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/>
    </number:number-style>
    <number:number-style style:name="N136P1" style:volatile="true">
      <number:text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percentage-style style:name="N137">
      <number:number number:decimal-places="5" number:min-decimal-places="5" number:min-integer-digits="1"/>
      <number:text>%</number:text>
    </number:percentage-style>
    <number:percentage-style style:name="N138">
      <number:number number:decimal-places="2" number:min-decimal-places="2" number:min-integer-digits="0"/>
      <number:text>%</number:text>
    </number:percentage-style>
    <number:percentage-style style:name="N139">
      <number:number number:decimal-places="3" number:min-decimal-places="3" number:min-integer-digits="0"/>
      <number:text>%</number:text>
    </number:percentage-style>
    <number:percentage-style style:name="N140">
      <number:number number:decimal-places="4" number:min-decimal-places="4" number:min-integer-digits="0"/>
      <number:text>%</number:text>
    </number:percentage-style>
    <number:percentage-style style:name="N141">
      <number:number number:decimal-places="5" number:min-decimal-places="5" number:min-integer-digits="0"/>
      <number:text>%</number:text>
    </number:percentage-style>
    <number:percentage-style style:name="N142">
      <number:number number:decimal-places="6" number:min-decimal-places="6" number:min-integer-digits="0"/>
      <number:text>%</number:text>
    </number:percentage-style>
    <number:percentage-style style:name="N143">
      <number:number number:decimal-places="7" number:min-decimal-places="7" number:min-integer-digits="0"/>
      <number:text>%</number:text>
    </number:percentage-style>
    <number:number-style style:name="N144">
      <number:number number:decimal-places="15" number:min-decimal-places="15" number:min-integer-digits="1"/>
    </number:number-style>
    <number:number-style style:name="N145">
      <number:number number:decimal-places="16" number:min-decimal-places="16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currency-style style:name="N150P0" style:volatile="true">
      <number:text>₮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2P0"/>
    </number:currency-style>
    <number:number-style style:name="N153">
      <number:number number:decimal-places="8" number:min-decimal-places="8" number:min-integer-digits="1"/>
    </number:number-style>
    <number:number-style style:name="N154">
      <number:number number:decimal-places="9" number:min-decimal-places="9" number:min-integer-digits="1"/>
    </number:number-style>
    <number:number-style style:name="N155">
      <number:number number:decimal-places="10" number:min-decimal-places="10" number:min-integer-digits="1"/>
    </number:number-style>
    <number:percentage-style style:name="N156P0" style:volatile="true">
      <number:number number:decimal-places="2" number:min-decimal-places="2" number:min-integer-digits="1"/>
      <number:text>%</number:text>
    </number:percentage-style>
    <number:percentage-style style:name="N156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56P0"/>
    </number:percentage-style>
    <number:percentage-style style:name="N157P0" style:volatile="true">
      <number:number number:decimal-places="3" number:min-decimal-places="3" number:min-integer-digits="1"/>
      <number:text>%</number:text>
    </number:percentage-style>
    <number:percentage-style style:name="N157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57P0"/>
    </number:percentage-style>
    <number:percentage-style style:name="N158P0" style:volatile="true">
      <number:number number:decimal-places="4" number:min-decimal-places="4" number:min-integer-digits="1"/>
      <number:text>%</number:text>
    </number:percentage-style>
    <number:percentage-style style:name="N158">
      <style:text-properties fo:color="#ff0000"/>
      <number:text>-</number:text>
      <number:number number:decimal-places="4" number:min-decimal-places="4" number:min-integer-digits="1"/>
      <number:text>%</number:text>
      <style:map style:condition="value()&gt;=0" style:apply-style-name="N158P0"/>
    </number:percentage-style>
    <number:percentage-style style:name="N159P0" style:volatile="true">
      <number:number number:decimal-places="5" number:min-decimal-places="5" number:min-integer-digits="1"/>
      <number:text>%</number:text>
    </number:percentage-style>
    <number:percentage-style style:name="N159">
      <style:text-properties fo:color="#ff0000"/>
      <number:text>-</number:text>
      <number:number number:decimal-places="5" number:min-decimal-places="5" number:min-integer-digits="1"/>
      <number:text>%</number:text>
      <style:map style:condition="value()&gt;=0" style:apply-style-name="N159P0"/>
    </number:percentage-style>
    <number:percentage-style style:name="N161P0" style:volatile="true">
      <number:number number:decimal-places="6" number:min-decimal-places="6" number:min-integer-digits="1"/>
      <number:text>%</number:text>
    </number:percentage-style>
    <number:percentage-style style:name="N161">
      <style:text-properties fo:color="#ff0000"/>
      <number:text>-</number:text>
      <number:number number:decimal-places="6" number:min-decimal-places="6" number:min-integer-digits="1"/>
      <number:text>%</number:text>
      <style:map style:condition="value()&gt;=0" style:apply-style-name="N161P0"/>
    </number:percentage-style>
    <number:percentage-style style:name="N163P0" style:volatile="true">
      <number:number number:decimal-places="7" number:min-decimal-places="7" number:min-integer-digits="1"/>
      <number:text>%</number:text>
    </number:percentage-style>
    <number:percentage-style style:name="N163">
      <style:text-properties fo:color="#ff0000"/>
      <number:text>-</number:text>
      <number:number number:decimal-places="7" number:min-decimal-places="7" number:min-integer-digits="1"/>
      <number:text>%</number:text>
      <style:map style:condition="value()&gt;=0" style:apply-style-name="N163P0"/>
    </number:percentage-style>
    <number:number-style style:name="N164">
      <number:text>v1.2</number:text>
    </number:number-style>
    <number:date-style style:name="N165">
      <number:text>v1.2 pl  n</number:text>
      <number:era/>
    </number:date-style>
    <number:date-style style:name="N166">
      <number:text>v1.2 </number:text>
      <number:year/>
      <number:text>n</number:text>
      <number:era/>
      <number:text>  l</number:text>
    </number:date-style>
    <number:currency-style style:name="N10108P0" style:volatile="true" number:language="pl" number:country="PL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8" number:language="pl" number:country="PL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pl" number:country="PL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0" number:language="pl" number:country="PL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0P0"/>
    </number:currency-style>
    <number:currency-style style:name="N10112P0" style:volatile="true" number:language="pl" number:country="PL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12" number:language="pl" number:country="PL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12P0"/>
    </number:currency-style>
    <number:currency-style style:name="N10114P0" style:volatile="true" number:language="pl" number:country="PL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14" number:language="pl" number:country="PL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14P0"/>
    </number:currency-style>
    <number:currency-style style:name="N10116P0" style:volatile="true" number:language="pl" number:country="PL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16" number:language="pl" number:country="PL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16P0"/>
    </number:currency-style>
    <number:currency-style style:name="N10118P0" style:volatile="true" number:language="pl" number:country="PL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0118" number:language="pl" number:country="PL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0118P0"/>
    </number:currency-style>
    <number:currency-style style:name="N10120P0" style:volatile="true" number:language="pl" number:country="PL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0120" number:language="pl" number:country="PL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0120P0"/>
    </number:currency-style>
    <number:currency-style style:name="N10122P0" style:volatile="true" number:language="pl" number:country="PL">
      <number:currency-symbol number:language="en" number:country="US">$</number:currency-symbol>
      <number:number number:decimal-places="9" number:min-decimal-places="9" number:min-integer-digits="1" number:grouping="true"/>
    </number:currency-style>
    <number:currency-style style:name="N10122" number:language="pl" number:country="PL">
      <style:text-properties fo:color="#ff0000"/>
      <number:text>-</number:text>
      <number:currency-symbol number:language="en" number:country="US">$</number:currency-symbol>
      <number:number number:decimal-places="9" number:min-decimal-places="9" number:min-integer-digits="1" number:grouping="true"/>
      <style:map style:condition="value()&gt;=0" style:apply-style-name="N10122P0"/>
    </number:currency-style>
    <number:currency-style style:name="N10124P0" style:volatile="true" number:language="pl" number:country="PL">
      <number:currency-symbol number:language="en" number:country="US">$</number:currency-symbol>
      <number:number number:decimal-places="10" number:min-decimal-places="10" number:min-integer-digits="1" number:grouping="true"/>
    </number:currency-style>
    <number:currency-style style:name="N10124" number:language="pl" number:country="PL">
      <style:text-properties fo:color="#ff0000"/>
      <number:text>-</number:text>
      <number:currency-symbol number:language="en" number:country="US">$</number:currency-symbol>
      <number:number number:decimal-places="10" number:min-decimal-places="10" number:min-integer-digits="1" number:grouping="true"/>
      <style:map style:condition="value()&gt;=0" style:apply-style-name="N10124P0"/>
    </number:currency-style>
    <number:currency-style style:name="N10126P0" style:volatile="true" number:language="pl" number:country="PL">
      <number:currency-symbol number:language="en" number:country="US">$</number:currency-symbol>
      <number:number number:decimal-places="11" number:min-decimal-places="11" number:min-integer-digits="1" number:grouping="true"/>
    </number:currency-style>
    <number:currency-style style:name="N10126" number:language="pl" number:country="PL">
      <style:text-properties fo:color="#ff0000"/>
      <number:text>-</number:text>
      <number:currency-symbol number:language="en" number:country="US">$</number:currency-symbol>
      <number:number number:decimal-places="11" number:min-decimal-places="11" number:min-integer-digits="1" number:grouping="true"/>
      <style:map style:condition="value()&gt;=0" style:apply-style-name="N10126P0"/>
    </number:currency-style>
    <number:currency-style style:name="N10128P0" style:volatile="true" number:language="pl" number:country="PL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28" number:language="pl" number:country="PL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28P0"/>
    </number:currency-style>
    <number:currency-style style:name="N10130P0" style:volatile="true" number:language="pl" number:country="PL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30" number:language="pl" number:country="PL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30P0"/>
    </number:currency-style>
    <number:currency-style style:name="N10132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3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32P0"/>
    </number:currency-style>
    <number:currency-style style:name="N10134P0" style:volatile="true" number:language="pl" number:country="PL">
      <number:currency-symbol number:language="en" number:country="US">$</number:currency-symbol>
      <number:number number:decimal-places="3" number:min-decimal-places="3" number:min-integer-digits="1"/>
    </number:currency-style>
    <number:currency-style style:name="N10134" number:language="pl" number:country="PL">
      <number:text>-</number:text>
      <number:currency-symbol number:language="en" number:country="US">$</number:currency-symbol>
      <number:number number:decimal-places="3" number:min-decimal-places="3" number:min-integer-digits="1"/>
      <style:map style:condition="value()&gt;=0" style:apply-style-name="N10134P0"/>
    </number:currency-style>
    <number:currency-style style:name="N10136P0" style:volatile="true" number:language="pl" number:country="PL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0136" number:language="pl" number:country="PL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0136P0"/>
    </number:currency-style>
    <number:currency-style style:name="N10137P0" style:volatile="true" number:language="pl" number:country="PL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7" number:language="pl" number:country="PL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7P0"/>
    </number:currency-style>
    <number:number-style style:name="N10138" number:language="pl" number:country="PL">
      <number:number number:decimal-places="4" number:min-decimal-places="4" number:min-integer-digits="1"/>
    </number:number-style>
    <number:currency-style style:name="N10140P0" style:volatile="true" number:language="pl" number:country="PL">
      <number:currency-symbol number:language="en" number:country="IE">£</number:currency-symbol>
      <number:number number:decimal-places="2" number:min-decimal-places="2" number:min-integer-digits="1" number:grouping="true"/>
    </number:currency-style>
    <number:currency-style style:name="N10140" number:language="pl" number:country="PL">
      <style:text-properties fo:color="#ff0000"/>
      <number:text>-</number:text>
      <number:currency-symbol number:language="en" number:country="IE">£</number:currency-symbol>
      <number:number number:decimal-places="2" number:min-decimal-places="2" number:min-integer-digits="1" number:grouping="true"/>
      <style:map style:condition="value()&gt;=0" style:apply-style-name="N10140P0"/>
    </number:currency-style>
    <number:currency-style style:name="N10142P0" style:volatile="true" number:language="pl" number:country="PL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0142" number:language="pl" number:country="PL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0142P0"/>
    </number:currency-style>
    <number:currency-style style:name="N10144P0" style:volatile="true" number:language="pl" number:country="PL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44" number:language="pl" number:country="PL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44P0"/>
    </number:currency-style>
    <number:number-style style:name="N10145" number:language="pl" number:country="PL">
      <number:text>₮</number:text>
    </number:number-style>
    <number:currency-style style:name="N10147P0" style:volatile="true" number:language="pl" number:country="PL">
      <number:currency-symbol number:language="en" number:country="DK">₮</number:currency-symbol>
      <number:number number:decimal-places="2" number:min-decimal-places="2" number:min-integer-digits="1" number:grouping="true"/>
    </number:currency-style>
    <number:currency-style style:name="N10147" number:language="pl" number:country="PL">
      <style:text-properties fo:color="#ff0000"/>
      <number:text>-</number:text>
      <number:currency-symbol number:language="en" number:country="DK">₮</number:currency-symbol>
      <number:number number:decimal-places="2" number:min-decimal-places="2" number:min-integer-digits="1" number:grouping="true"/>
      <style:map style:condition="value()&gt;=0" style:apply-style-name="N10147P0"/>
    </number:currency-style>
    <number:number-style style:name="N10148" number:language="pl" number:country="PL">
      <number:number number:decimal-places="5" number:min-decimal-places="5" number:min-integer-digits="1"/>
    </number:number-style>
    <number:number-style style:name="N10149" number:language="pl" number:country="PL">
      <number:number number:decimal-places="6" number:min-decimal-places="6" number:min-integer-digits="1"/>
    </number:number-style>
    <number:number-style style:name="N10150" number:language="pl" number:country="PL">
      <number:number number:decimal-places="1" number:min-decimal-places="1" number:min-integer-digits="1"/>
    </number:number-style>
    <style:style style:name="Default" style:family="table-cell">
      <style:text-properties style:font-name="Calibri1" fo:font-family="Calibri" style:font-style-name="Regularna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1_0_3e_" style:display-name="10&gt;" style:family="table-cell" style:parent-style-name="Default">
      <style:text-properties fo:color="#00a933" style:font-name="Calibri" fo:font-family="Calibri" style:font-style-name="Pogrubiona" style:font-family-generic="swiss" style:font-pitch="variable" fo:font-size="22pt" fo:font-weight="bold"/>
    </style:style>
    <style:style style:name="_31_6_3e_" style:display-name="16&gt;" style:family="table-cell" style:parent-style-name="_31_0_3e_">
      <style:text-properties fo:color="#ff8000"/>
    </style:style>
    <style:style style:name="_33_4_3e_" style:display-name="34&gt;" style:family="table-cell" style:parent-style-name="_31_0_3e_">
      <style:text-properties fo:color="#ff0000"/>
    </style:style>
    <style:style style:name="_2d__25_" style:display-name="-%" style:family="table-cell" style:parent-style-name="Default">
      <style:text-properties style:font-name="Calibri" fo:font-family="Calibri" style:font-style-name="Pogrubiona" style:font-family-generic="swiss" style:font-pitch="variable" fo:font-size="18pt" fo:font-weight="bold"/>
    </style:style>
    <style:style style:name="_2d_5_25_" style:display-name="-5%" style:family="table-cell" style:parent-style-name="_2d__25_">
      <style:text-properties fo:color="#00a933"/>
    </style:style>
    <style:style style:name="_2d_2_25_" style:display-name="-2%" style:family="table-cell" style:parent-style-name="_2d__25_">
      <style:text-properties fo:color="#ff8000"/>
    </style:style>
    <style:style style:name="_3e_-2_25_" style:display-name="&gt;-2%" style:family="table-cell" style:parent-style-name="_2d__25_">
      <style:text-properties fo:color="#ff0000"/>
    </style:style>
    <style:style style:name="_5f_DepoZab_3c_" style:display-name="_DepoZab&lt;" style:family="table-cell" style:parent-style-name="_2d__25_">
      <style:text-properties fo:color="#00a933" fo:font-size="16pt"/>
    </style:style>
    <style:style style:name="_5f_Dzwignia" style:display-name="_Dzwignia" style:family="table-cell" style:parent-style-name="Default">
      <style:text-properties fo:color="#181a20" style:font-name="Calibri" fo:font-family="Calibri" style:font-style-name="Pogrubiona" style:font-family-generic="swiss" style:font-pitch="variable" fo:font-size="26pt" fo:font-weight="bold"/>
    </style:style>
    <style:style style:name="_5f_Waluta" style:display-name="_Waluta" style:family="table-cell" style:parent-style-name="Default" style:data-style-name="N0">
      <style:table-cell-properties style:diagonal-bl-tr="none" style:diagonal-tl-br="none"/>
      <style:text-properties fo:color="#181a20" fo:font-size="12pt" fo:font-weight="bold"/>
    </style:style>
    <style:style style:name="PLN" style:family="table-cell" style:parent-style-name="_5f_Waluta">
      <style:text-properties fo:font-size="10pt"/>
    </style:style>
    <style:style style:name="USD" style:family="table-cell" style:parent-style-name="_5f_Waluta" style:data-style-name="N108">
      <style:text-properties fo:font-size="10pt"/>
    </style:style>
    <style:style style:name="GBP" style:family="table-cell" style:parent-style-name="_5f_Waluta" style:data-style-name="N110">
      <style:text-properties fo:font-size="10pt"/>
    </style:style>
    <style:style style:name="EUR" style:family="table-cell" style:parent-style-name="_5f_Waluta" style:data-style-name="N112">
      <style:text-properties fo:font-size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42cm" fo:border="none" fo:padding="0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 style:data-style-name="N2" text:time-value="11:20:31.376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1T12:56:42.174000000</dc:date>
    <meta:editing-duration>P2DT14H27M4S</meta:editing-duration>
    <meta:editing-cycles>339</meta:editing-cycles>
    <meta:generator>LibreOffice/7.2.4.1$Windows_X86_64 LibreOffice_project/27d75539669ac387bb498e35313b970b7fe9c4f9</meta:generator>
    <dc:creator>Bart Bart</dc:creator>
    <meta:document-statistic meta:table-count="2" meta:cell-count="142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08P0" style:volatile="true" number:language="pl" number:country="PL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8" number:language="pl" number:country="PL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37P0" style:volatile="true" number:language="pl" number:country="PL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7" number:language="pl" number:country="PL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7P0"/>
    </number:currency-style>
    <style:style style:name="ch1" style:family="chart">
      <style:graphic-properties draw:stroke="dash" draw:stroke-dash="Dot" svg:stroke-color="#f0b900" draw:fill-color="#181a20"/>
    </style:style>
    <style:style style:name="ch2" style:family="chart">
      <style:graphic-properties draw:stroke="none" svg:stroke-color="#b3b3b3" draw:fill="none" draw:fill-color="#181a20"/>
      <style:text-properties fo:color="#f0b900" fo:font-family="Calibri" style:font-style-name="Pogrubiona" fo:font-size="10pt" fo:font-weight="bold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1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f0b900" svg:stroke-opacity="50%"/>
      <style:text-properties fo:color="#f0b900" fo:font-family="Calibri" style:font-style-name="Pogrubiona" fo:font-size="10pt" fo:font-weight="bold" style:font-size-asian="10pt" style:font-size-complex="10pt"/>
    </style:style>
    <style:style style:name="ch5" style:family="chart" style:data-style-name="N10108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f0b900" svg:stroke-opacity="50%"/>
      <style:text-properties fo:color="#f0b900" fo:font-family="Calibri" style:font-style-name="Pogrubiona" fo:font-size="10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-dash="Dot_20__28_Rounded_29_" svg:stroke-width="0.05cm" svg:stroke-color="#2a6099" svg:stroke-linecap="round" draw:fill-color="#2a60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cm" svg:stroke-color="#ff8000" draw:fill-color="#ff8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Dot_20__28_Rounded_29_" svg:stroke-width="0.05cm" svg:stroke-color="#ff0000" svg:stroke-linecap="round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f0b900" svg:stroke-opacity="50%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1cm" svg:height="11.399cm" xlink:href=".." xlink:type="simple" chart:class="chart:line" chart:style-name="ch1">
        <chart:legend chart:legend-position="top" svg:x="0cm" svg:y="0cm" style:legend-expansion="custom" svg:width="14.001cm" svg:height="1.324cm" style:legend-expansion-aspect-ratio="10.5747734138973" chart:style-name="ch2"/>
        <chart:plot-area chart:style-name="ch3" table:cell-range-address="Binance_Futures.Z10:Binance_Futures.Z11 Binance_Futures.U10:Binance_Futures.U11 Binance_Futures.BR1:Binance_Futures.BR4 Binance_Futures.B10:Binance_Futures.B11" chart:data-source-has-labels="both" svg:x="0.28cm" svg:y="1.301cm" svg:width="13.441cm" svg:height="9.871cm">
          <chart:coordinate-region svg:x="1.986cm" svg:y="1.475cm" svg:width="11.006cm" svg:height="9.103cm"/>
          <chart:axis chart:dimension="x" chart:name="primary-x" chart:style-name="ch4" chartooo:axis-type="auto">
            <chartooo:date-scale/>
            <chart:categories table:cell-range-address="Binance_Futures.Z10:Binance_Futures.Z10 Binance_Futures.Z11:Binance_Futures.Z11"/>
          </chart:axis>
          <chart:axis chart:dimension="y" chart:name="primary-y" chart:style-name="ch5"/>
          <chart:series chart:style-name="ch6" chart:values-cell-range-address="Binance_Futures.Z10:Binance_Futures.Z10 Binance_Futures.Z11:Binance_Futures.Z11" chart:label-cell-address="Binance_Futures.U10:Binance_Futures.U11" chart:class="chart:line">
            <chart:data-point chart:repeated="2"/>
          </chart:series>
          <chart:series chart:style-name="ch7" chart:values-cell-range-address="Binance_Futures.BR4:Binance_Futures.BR4 Binance_Futures.BR4:Binance_Futures.BR4" chart:label-cell-address="Binance_Futures.BR1:Binance_Futures.BR1" chart:class="chart:line">
            <chart:data-point chart:repeated="2"/>
          </chart:series>
          <chart:series chart:style-name="ch8" chart:values-cell-range-address="Binance_Futures.BR3:Binance_Futures.BR3 Binance_Futures.BR3:Binance_Futures.BR3" chart:label-cell-address="Binance_Futures.BR2:Binance_Futures.BR2" chart:class="chart:line">
            <chart:data-point chart:repeated="2"/>
          </chart:series>
          <chart:series chart:style-name="ch9" chart:values-cell-range-address="Binance_Futures.B11:Binance_Futures.B11 Binance_Futures.B11:Binance_Futures.B11" chart:label-cell-address="Binance_Futures.B10:Binance_Futures.B10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y Price Exit Price</text:p>
                <text:list>
                  <text:list-item>
                    <text:p>Entry Price</text:p>
                  </text:list-item>
                  <text:list-item>
                    <text:p>Exit Price</text:p>
                  </text:list-item>
                </text:list>
                <draw:g>
                  <svg:desc>Binance_Futures.U10:Binance_Futures.U11</svg:desc>
                </draw:g>
              </table:table-cell>
              <table:table-cell office:value-type="string">
                <text:p>SL
2%</text:p>
                <draw:g>
                  <svg:desc>Binance_Futures.BR1:Binance_Futures.BR1</svg:desc>
                </draw:g>
              </table:table-cell>
              <table:table-cell office:value-type="string">
                <text:p>SL
5%</text:p>
                <draw:g>
                  <svg:desc>Binance_Futures.BR2:Binance_Futures.BR2</svg:desc>
                </draw:g>
              </table:table-cell>
              <table:table-cell office:value-type="string">
                <text:p>Liquidation Price</text:p>
                <draw:g>
                  <svg:desc>Binance_Futures.B10:Binance_Futures.B10</svg:desc>
                </draw:g>
              </table:table-cell>
            </table:table-row>
          </table:table-header-rows>
          <table:table-rows>
            <table:table-row>
              <table:table-cell office:value-type="float" office:value="3330">
                <text:p>3330</text:p>
                <draw:g>
                  <svg:desc>Binance_Futures.Z10:Binance_Futures.Z10 Binance_Futures.Z11:Binance_Futures.Z11</svg:desc>
                </draw:g>
              </table:table-cell>
              <table:table-cell office:value-type="float" office:value="3330">
                <text:p>3330</text:p>
                <draw:g>
                  <svg:desc>Binance_Futures.Z10:Binance_Futures.Z10 Binance_Futures.Z11:Binance_Futures.Z11</svg:desc>
                </draw:g>
              </table:table-cell>
              <table:table-cell office:value-type="float" office:value="3263.4">
                <text:p>3263.4</text:p>
                <draw:g>
                  <svg:desc>Binance_Futures.BR4:Binance_Futures.BR4 Binance_Futures.BR4:Binance_Futures.BR4</svg:desc>
                </draw:g>
              </table:table-cell>
              <table:table-cell office:value-type="float" office:value="3163.5">
                <text:p>3163.5</text:p>
                <draw:g>
                  <svg:desc>Binance_Futures.BR3:Binance_Futures.BR3 Binance_Futures.BR3:Binance_Futures.BR3</svg:desc>
                </draw:g>
              </table:table-cell>
              <table:table-cell office:value-type="float" office:value="3265.77536462802">
                <text:p>3265.77536462802</text:p>
                <draw:g>
                  <svg:desc>Binance_Futures.B11:Binance_Futures.B11 Binance_Futures.B11:Binance_Futures.B11</svg:desc>
                </draw:g>
              </table:table-cell>
            </table:table-row>
            <table:table-row>
              <table:table-cell office:value-type="float" office:value="3263.4">
                <text:p>3263.4</text:p>
              </table:table-cell>
              <table:table-cell office:value-type="float" office:value="3263.4">
                <text:p>3263.4</text:p>
              </table:table-cell>
              <table:table-cell office:value-type="float" office:value="3263.4">
                <text:p>3263.4</text:p>
              </table:table-cell>
              <table:table-cell office:value-type="float" office:value="3163.5">
                <text:p>3163.5</text:p>
              </table:table-cell>
              <table:table-cell office:value-type="float" office:value="3265.77536462802">
                <text:p>3265.77536462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</office:styles>
</office:document-styles>
</file>